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16in"/>
    </style:style>
    <style:style style:name="co2" style:family="table-column">
      <style:table-column-properties fo:break-before="auto" style:column-width="0.8646in"/>
    </style:style>
    <style:style style:name="co3" style:family="table-column">
      <style:table-column-properties fo:break-before="auto" style:column-width="2.9839in"/>
    </style:style>
    <style:style style:name="co4" style:family="table-column">
      <style:table-column-properties fo:break-before="auto" style:column-width="3.6181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6791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6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>
            <text:p>Sample#</text:p>
          </table:table-cell>
          <table:table-cell table:style-name="ce1" office:value-type="string">
            <text:p>Start Time</text:p>
          </table:table-cell>
          <table:table-cell table:style-name="ce1" office:value-type="string">
            <text:p>Thread N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Sample Time(ms)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Bytes</text:p>
          </table:table-cell>
          <table:table-cell table:style-name="ce1"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12H07M07.592S">
            <text:p>12:07:07.59</text:p>
          </table:table-cell>
          <table:table-cell office:value-type="string">
            <text:p>Information Sharing for User Participants 1-1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12H07M07.626S">
            <text:p>12:07:07.63</text:p>
          </table:table-cell>
          <table:table-cell office:value-type="string">
            <text:p>Information Sharing for User Participants 1-2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time" office:time-value="PT12H07M07.671S">
            <text:p>12:07:07.67</text:p>
          </table:table-cell>
          <table:table-cell office:value-type="string">
            <text:p>Information Sharing for User Participants 1-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time" office:time-value="PT12H07M07.694S">
            <text:p>12:07:07.69</text:p>
          </table:table-cell>
          <table:table-cell office:value-type="string">
            <text:p>Information Sharing for User Participants 1-4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time" office:time-value="PT12H07M07.612S">
            <text:p>12:07:07.61</text:p>
          </table:table-cell>
          <table:table-cell office:value-type="string">
            <text:p>Information Sharing for User Participants 1-1</text:p>
          </table:table-cell>
          <table:table-cell office:value-type="string">
            <text:p>/login.do</text:p>
          </table:table-cell>
          <table:table-cell office:value-type="float" office:value="111">
            <text:p>111</text:p>
          </table:table-cell>
          <table:table-cell office:value-type="string">
            <text:p>Success</text:p>
          </table:table-cell>
          <table:table-cell office:value-type="float" office:value="25767">
            <text:p>25767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time" office:time-value="PT12H07M07.738S">
            <text:p>12:07:07.74</text:p>
          </table:table-cell>
          <table:table-cell office:value-type="string">
            <text:p>Information Sharing for User Participants 1-5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time" office:time-value="PT12H07M07.762S">
            <text:p>12:07:07.76</text:p>
          </table:table-cell>
          <table:table-cell office:value-type="string">
            <text:p>Information Sharing for User Participants 1-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time" office:time-value="PT12H07M07.633S">
            <text:p>12:07:07.63</text:p>
          </table:table-cell>
          <table:table-cell office:value-type="string">
            <text:p>Information Sharing for User Participants 1-2</text:p>
          </table:table-cell>
          <table:table-cell office:value-type="string">
            <text:p>/login.do</text:p>
          </table:table-cell>
          <table:table-cell office:value-type="float" office:value="152">
            <text:p>152</text:p>
          </table:table-cell>
          <table:table-cell office:value-type="string">
            <text:p>Success</text:p>
          </table:table-cell>
          <table:table-cell office:value-type="float" office:value="25767">
            <text:p>25767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time" office:time-value="PT12H07M07.675S">
            <text:p>12:07:07.68</text:p>
          </table:table-cell>
          <table:table-cell office:value-type="string">
            <text:p>Information Sharing for User Participants 1-3</text:p>
          </table:table-cell>
          <table:table-cell office:value-type="string">
            <text:p>/login.do</text:p>
          </table:table-cell>
          <table:table-cell office:value-type="float" office:value="125">
            <text:p>125</text:p>
          </table:table-cell>
          <table:table-cell office:value-type="string">
            <text:p>Success</text:p>
          </table:table-cell>
          <table:table-cell office:value-type="float" office:value="25767">
            <text:p>25767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time" office:time-value="PT12H07M07.805S">
            <text:p>12:07:07.81</text:p>
          </table:table-cell>
          <table:table-cell office:value-type="string">
            <text:p>Information Sharing for User Participants 1-7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time" office:time-value="PT12H07M07.832S">
            <text:p>12:07:07.83</text:p>
          </table:table-cell>
          <table:table-cell office:value-type="string">
            <text:p>Information Sharing for User Participants 1-8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time" office:time-value="PT12H07M07.725S">
            <text:p>12:07:07.73</text:p>
          </table:table-cell>
          <table:table-cell office:value-type="string">
            <text:p>Information Sharing for User Participants 1-1</text:p>
          </table:table-cell>
          <table:table-cell office:value-type="string">
            <text:p>/;jsessionid=8950E2D367D406052CD72DBAD996E8B5</text:p>
          </table:table-cell>
          <table:table-cell office:value-type="float" office:value="137">
            <text:p>137</text:p>
          </table:table-cell>
          <table:table-cell office:value-type="string">
            <text:p>Success</text:p>
          </table:table-cell>
          <table:table-cell office:value-type="float" office:value="25808">
            <text:p>25808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time" office:time-value="PT12H07M07.872S">
            <text:p>12:07:07.87</text:p>
          </table:table-cell>
          <table:table-cell office:value-type="string">
            <text:p>Information Sharing for User Participants 1-9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time" office:time-value="PT12H07M07.9S">
            <text:p>12:07:07.90</text:p>
          </table:table-cell>
          <table:table-cell office:value-type="string">
            <text:p>Information Sharing for User Participants 1-10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time" office:time-value="PT12H07M07.936S">
            <text:p>12:07:07.94</text:p>
          </table:table-cell>
          <table:table-cell office:value-type="string">
            <text:p>Information Sharing for User Participants 1-11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time" office:time-value="PT12H07M07.802S">
            <text:p>12:07:07.80</text:p>
          </table:table-cell>
          <table:table-cell office:value-type="string">
            <text:p>Information Sharing for User Participants 1-3</text:p>
          </table:table-cell>
          <table:table-cell office:value-type="string">
            <text:p>/;jsessionid=8950E2D367D406052CD72DBAD996E8B5</text:p>
          </table:table-cell>
          <table:table-cell office:value-type="float" office:value="157">
            <text:p>157</text:p>
          </table:table-cell>
          <table:table-cell office:value-type="string">
            <text:p>Success</text:p>
          </table:table-cell>
          <table:table-cell office:value-type="float" office:value="25808">
            <text:p>25808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time" office:time-value="PT12H07M07.972S">
            <text:p>12:07:07.97</text:p>
          </table:table-cell>
          <table:table-cell office:value-type="string">
            <text:p>Information Sharing for User Participants 1-12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time" office:time-value="PT12H07M08.004S">
            <text:p>12:07:08.00</text:p>
          </table:table-cell>
          <table:table-cell office:value-type="string">
            <text:p>Information Sharing for User Participants 1-1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time" office:time-value="PT12H07M07.786S">
            <text:p>12:07:07.79</text:p>
          </table:table-cell>
          <table:table-cell office:value-type="string">
            <text:p>Information Sharing for User Participants 1-2</text:p>
          </table:table-cell>
          <table:table-cell office:value-type="string">
            <text:p>/;jsessionid=8950E2D367D406052CD72DBAD996E8B5</text:p>
          </table:table-cell>
          <table:table-cell office:value-type="float" office:value="230">
            <text:p>230</text:p>
          </table:table-cell>
          <table:table-cell office:value-type="string">
            <text:p>Success</text:p>
          </table:table-cell>
          <table:table-cell office:value-type="float" office:value="25808">
            <text:p>25808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time" office:time-value="PT12H07M07.7S">
            <text:p>12:07:07.70</text:p>
          </table:table-cell>
          <table:table-cell office:value-type="string">
            <text:p>Information Sharing for User Participants 1-4</text:p>
          </table:table-cell>
          <table:table-cell office:value-type="string">
            <text:p>/login.do</text:p>
          </table:table-cell>
          <table:table-cell office:value-type="float" office:value="325">
            <text:p>325</text:p>
          </table:table-cell>
          <table:table-cell office:value-type="string">
            <text:p>Success</text:p>
          </table:table-cell>
          <table:table-cell office:value-type="float" office:value="25767">
            <text:p>25767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time" office:time-value="PT12H07M07.863S">
            <text:p>12:07:07.86</text:p>
          </table:table-cell>
          <table:table-cell office:value-type="string">
            <text:p>Information Sharing for User Participants 1-1</text:p>
          </table:table-cell>
          <table:table-cell office:value-type="string">
            <text:p>/home</text:p>
          </table:table-cell>
          <table:table-cell office:value-type="float" office:value="178">
            <text:p>178</text:p>
          </table:table-cell>
          <table:table-cell office:value-type="string">
            <text:p>Success</text:p>
          </table:table-cell>
          <table:table-cell office:value-type="float" office:value="26014">
            <text:p>26014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time" office:time-value="PT12H07M08.039S">
            <text:p>12:07:08.04</text:p>
          </table:table-cell>
          <table:table-cell office:value-type="string">
            <text:p>Information Sharing for User Participants 1-14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time" office:time-value="PT12H07M08.042S">
            <text:p>12:07:08.04</text:p>
          </table:table-cell>
          <table:table-cell office:value-type="string">
            <text:p>Information Sharing for User Participants 1-1</text:p>
          </table:table-cell>
          <table:table-cell office:value-type="string">
            <text:p>/participants</text:p>
          </table:table-cell>
          <table:table-cell office:value-type="float" office:value="9">
            <text:p>9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time" office:time-value="PT12H07M07.767S">
            <text:p>12:07:07.77</text:p>
          </table:table-cell>
          <table:table-cell office:value-type="string">
            <text:p>Information Sharing for User Participants 1-6</text:p>
          </table:table-cell>
          <table:table-cell office:value-type="string">
            <text:p>/login.do</text:p>
          </table:table-cell>
          <table:table-cell office:value-type="float" office:value="297">
            <text:p>297</text:p>
          </table:table-cell>
          <table:table-cell office:value-type="string">
            <text:p>Success</text:p>
          </table:table-cell>
          <table:table-cell office:value-type="float" office:value="25767">
            <text:p>25767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time" office:time-value="PT12H07M08.07S">
            <text:p>12:07:08.07</text:p>
          </table:table-cell>
          <table:table-cell office:value-type="string">
            <text:p>Information Sharing for User Participants 1-15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time" office:time-value="PT12H07M07.742S">
            <text:p>12:07:07.74</text:p>
          </table:table-cell>
          <table:table-cell office:value-type="string">
            <text:p>Information Sharing for User Participants 1-5</text:p>
          </table:table-cell>
          <table:table-cell office:value-type="string">
            <text:p>/login.do</text:p>
          </table:table-cell>
          <table:table-cell office:value-type="float" office:value="343">
            <text:p>343</text:p>
          </table:table-cell>
          <table:table-cell office:value-type="string">
            <text:p>Success</text:p>
          </table:table-cell>
          <table:table-cell office:value-type="float" office:value="25767">
            <text:p>25767</text:p>
          </table:table-cell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office:value-type="time" office:time-value="PT12H07M07.837S">
            <text:p>12:07:07.84</text:p>
          </table:table-cell>
          <table:table-cell office:value-type="string">
            <text:p>Information Sharing for User Participants 1-8</text:p>
          </table:table-cell>
          <table:table-cell office:value-type="string">
            <text:p>/login.do</text:p>
          </table:table-cell>
          <table:table-cell office:value-type="float" office:value="258">
            <text:p>258</text:p>
          </table:table-cell>
          <table:table-cell office:value-type="string">
            <text:p>Success</text:p>
          </table:table-cell>
          <table:table-cell office:value-type="float" office:value="25767">
            <text:p>25767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time" office:time-value="PT12H07M08.105S">
            <text:p>12:07:08.11</text:p>
          </table:table-cell>
          <table:table-cell office:value-type="string">
            <text:p>Information Sharing for User Participants 1-1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time" office:time-value="PT12H07M07.809S">
            <text:p>12:07:07.81</text:p>
          </table:table-cell>
          <table:table-cell office:value-type="string">
            <text:p>Information Sharing for User Participants 1-7</text:p>
          </table:table-cell>
          <table:table-cell office:value-type="string">
            <text:p>/login.do</text:p>
          </table:table-cell>
          <table:table-cell office:value-type="float" office:value="337">
            <text:p>337</text:p>
          </table:table-cell>
          <table:table-cell office:value-type="string">
            <text:p>Success</text:p>
          </table:table-cell>
          <table:table-cell office:value-type="float" office:value="25767">
            <text:p>25767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time" office:time-value="PT12H07M08.142S">
            <text:p>12:07:08.14</text:p>
          </table:table-cell>
          <table:table-cell office:value-type="string">
            <text:p>Information Sharing for User Participants 1-17</text:p>
          </table:table-cell>
          <table:table-cell office:value-type="string">
            <text:p>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time" office:time-value="PT12H07M08.173S">
            <text:p>12:07:08.17</text:p>
          </table:table-cell>
          <table:table-cell office:value-type="string">
            <text:p>Information Sharing for User Participants 1-1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time" office:time-value="PT12H07M08.029S">
            <text:p>12:07:08.03</text:p>
          </table:table-cell>
          <table:table-cell office:value-type="string">
            <text:p>Information Sharing for User Participants 1-4</text:p>
          </table:table-cell>
          <table:table-cell office:value-type="string">
            <text:p>/;jsessionid=8950E2D367D406052CD72DBAD996E8B5</text:p>
          </table:table-cell>
          <table:table-cell office:value-type="float" office:value="179">
            <text:p>179</text:p>
          </table:table-cell>
          <table:table-cell office:value-type="string">
            <text:p>Success</text:p>
          </table:table-cell>
          <table:table-cell office:value-type="float" office:value="25808">
            <text:p>25808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office:value-type="time" office:time-value="PT12H07M08.208S">
            <text:p>12:07:08.21</text:p>
          </table:table-cell>
          <table:table-cell office:value-type="string">
            <text:p>Information Sharing for User Participants 1-19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time" office:time-value="PT12H07M08.019S">
            <text:p>12:07:08.02</text:p>
          </table:table-cell>
          <table:table-cell office:value-type="string">
            <text:p>Information Sharing for User Participants 1-2</text:p>
          </table:table-cell>
          <table:table-cell office:value-type="string">
            <text:p>/home</text:p>
          </table:table-cell>
          <table:table-cell office:value-type="float" office:value="210">
            <text:p>210</text:p>
          </table:table-cell>
          <table:table-cell office:value-type="string">
            <text:p>Success</text:p>
          </table:table-cell>
          <table:table-cell office:value-type="float" office:value="26014">
            <text:p>26014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office:value-type="time" office:time-value="PT12H07M08.231S">
            <text:p>12:07:08.23</text:p>
          </table:table-cell>
          <table:table-cell office:value-type="string">
            <text:p>Information Sharing for User Participants 1-2</text:p>
          </table:table-cell>
          <table:table-cell office:value-type="string">
            <text:p>/participants</text:p>
          </table:table-cell>
          <table:table-cell office:value-type="float" office:value="3">
            <text:p>3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36">
            <text:p>36</text:p>
          </table:table-cell>
          <table:table-cell office:value-type="time" office:time-value="PT12H07M08.044S">
            <text:p>12:07:08.04</text:p>
          </table:table-cell>
          <table:table-cell office:value-type="string">
            <text:p>Information Sharing for User Participants 1-14</text:p>
          </table:table-cell>
          <table:table-cell office:value-type="string">
            <text:p>/login.do</text:p>
          </table:table-cell>
          <table:table-cell office:value-type="float" office:value="193">
            <text:p>193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office:value-type="time" office:time-value="PT12H07M08.241S">
            <text:p>12:07:08.24</text:p>
          </table:table-cell>
          <table:table-cell office:value-type="string">
            <text:p>Information Sharing for User Participants 1-20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 office:value-type="time" office:time-value="PT12H07M08.275S">
            <text:p>12:07:08.28</text:p>
          </table:table-cell>
          <table:table-cell office:value-type="string">
            <text:p>Information Sharing for User Participants 1-21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 office:value-type="time" office:time-value="PT12H07M08.309S">
            <text:p>12:07:08.31</text:p>
          </table:table-cell>
          <table:table-cell office:value-type="string">
            <text:p>Information Sharing for User Participants 1-22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0">
            <text:p>40</text:p>
          </table:table-cell>
          <table:table-cell office:value-type="time" office:time-value="PT12H07M08.342S">
            <text:p>12:07:08.34</text:p>
          </table:table-cell>
          <table:table-cell office:value-type="string">
            <text:p>Information Sharing for User Participants 1-2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1">
            <text:p>41</text:p>
          </table:table-cell>
          <table:table-cell office:value-type="time" office:time-value="PT12H07M08.376S">
            <text:p>12:07:08.38</text:p>
          </table:table-cell>
          <table:table-cell office:value-type="string">
            <text:p>Information Sharing for User Participants 1-24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2">
            <text:p>42</text:p>
          </table:table-cell>
          <table:table-cell office:value-type="time" office:time-value="PT12H07M07.961S">
            <text:p>12:07:07.96</text:p>
          </table:table-cell>
          <table:table-cell office:value-type="string">
            <text:p>Information Sharing for User Participants 1-3</text:p>
          </table:table-cell>
          <table:table-cell office:value-type="string">
            <text:p>/home</text:p>
          </table:table-cell>
          <table:table-cell office:value-type="float" office:value="435">
            <text:p>435</text:p>
          </table:table-cell>
          <table:table-cell office:value-type="string">
            <text:p>Success</text:p>
          </table:table-cell>
          <table:table-cell office:value-type="float" office:value="26014">
            <text:p>26014</text:p>
          </table:table-cell>
          <table:table-cell table:number-columns-repeated="1017"/>
        </table:table-row>
        <table:table-row table:style-name="ro1">
          <table:table-cell office:value-type="float" office:value="43">
            <text:p>43</text:p>
          </table:table-cell>
          <table:table-cell office:value-type="time" office:time-value="PT12H07M08.397S">
            <text:p>12:07:08.40</text:p>
          </table:table-cell>
          <table:table-cell office:value-type="string">
            <text:p>Information Sharing for User Participants 1-3</text:p>
          </table:table-cell>
          <table:table-cell office:value-type="string">
            <text:p>/participants</text:p>
          </table:table-cell>
          <table:table-cell office:value-type="float" office:value="4">
            <text:p>4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44">
            <text:p>44</text:p>
          </table:table-cell>
          <table:table-cell office:value-type="time" office:time-value="PT12H07M08.41S">
            <text:p>12:07:08.41</text:p>
          </table:table-cell>
          <table:table-cell office:value-type="string">
            <text:p>Information Sharing for User Participants 1-25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5">
            <text:p>45</text:p>
          </table:table-cell>
          <table:table-cell office:value-type="time" office:time-value="PT12H07M08.009S">
            <text:p>12:07:08.01</text:p>
          </table:table-cell>
          <table:table-cell office:value-type="string">
            <text:p>Information Sharing for User Participants 1-13</text:p>
          </table:table-cell>
          <table:table-cell office:value-type="string">
            <text:p>/login.do</text:p>
          </table:table-cell>
          <table:table-cell office:value-type="float" office:value="407">
            <text:p>407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 office:value-type="time" office:time-value="PT12H07M07.94S">
            <text:p>12:07:07.94</text:p>
          </table:table-cell>
          <table:table-cell office:value-type="string">
            <text:p>Information Sharing for User Participants 1-11</text:p>
          </table:table-cell>
          <table:table-cell office:value-type="string">
            <text:p>/login.do</text:p>
          </table:table-cell>
          <table:table-cell office:value-type="float" office:value="496">
            <text:p>496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47">
            <text:p>47</text:p>
          </table:table-cell>
          <table:table-cell office:value-type="time" office:time-value="PT12H07M08.443S">
            <text:p>12:07:08.44</text:p>
          </table:table-cell>
          <table:table-cell office:value-type="string">
            <text:p>Information Sharing for User Participants 1-26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8">
            <text:p>48</text:p>
          </table:table-cell>
          <table:table-cell office:value-type="time" office:time-value="PT12H07M08.478S">
            <text:p>12:07:08.48</text:p>
          </table:table-cell>
          <table:table-cell office:value-type="string">
            <text:p>Information Sharing for User Participants 1-27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 office:value-type="time" office:time-value="PT12H07M07.905S">
            <text:p>12:07:07.91</text:p>
          </table:table-cell>
          <table:table-cell office:value-type="string">
            <text:p>Information Sharing for User Participants 1-10</text:p>
          </table:table-cell>
          <table:table-cell office:value-type="string">
            <text:p>/login.do</text:p>
          </table:table-cell>
          <table:table-cell office:value-type="float" office:value="600">
            <text:p>600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 office:value-type="time" office:time-value="PT12H07M08.51S">
            <text:p>12:07:08.51</text:p>
          </table:table-cell>
          <table:table-cell office:value-type="string">
            <text:p>Information Sharing for User Participants 1-28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1">
            <text:p>51</text:p>
          </table:table-cell>
          <table:table-cell office:value-type="time" office:time-value="PT12H07M07.976S">
            <text:p>12:07:07.98</text:p>
          </table:table-cell>
          <table:table-cell office:value-type="string">
            <text:p>Information Sharing for User Participants 1-12</text:p>
          </table:table-cell>
          <table:table-cell office:value-type="string">
            <text:p>/login.do</text:p>
          </table:table-cell>
          <table:table-cell office:value-type="float" office:value="547">
            <text:p>547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52">
            <text:p>52</text:p>
          </table:table-cell>
          <table:table-cell office:value-type="time" office:time-value="PT12H07M07.877S">
            <text:p>12:07:07.88</text:p>
          </table:table-cell>
          <table:table-cell office:value-type="string">
            <text:p>Information Sharing for User Participants 1-9</text:p>
          </table:table-cell>
          <table:table-cell office:value-type="string">
            <text:p>/login.do</text:p>
          </table:table-cell>
          <table:table-cell office:value-type="float" office:value="658">
            <text:p>658</text:p>
          </table:table-cell>
          <table:table-cell office:value-type="string">
            <text:p>Success</text:p>
          </table:table-cell>
          <table:table-cell office:value-type="float" office:value="25767">
            <text:p>25767</text:p>
          </table:table-cell>
          <table:table-cell table:number-columns-repeated="1017"/>
        </table:table-row>
        <table:table-row table:style-name="ro1">
          <table:table-cell office:value-type="float" office:value="53">
            <text:p>53</text:p>
          </table:table-cell>
          <table:table-cell office:value-type="time" office:time-value="PT12H07M08.545S">
            <text:p>12:07:08.55</text:p>
          </table:table-cell>
          <table:table-cell office:value-type="string">
            <text:p>Information Sharing for User Participants 1-29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 office:value-type="time" office:time-value="PT12H07M08.578S">
            <text:p>12:07:08.58</text:p>
          </table:table-cell>
          <table:table-cell office:value-type="string">
            <text:p>Information Sharing for User Participants 1-30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5">
            <text:p>55</text:p>
          </table:table-cell>
          <table:table-cell office:value-type="time" office:time-value="PT12H07M08.313S">
            <text:p>12:07:08.31</text:p>
          </table:table-cell>
          <table:table-cell office:value-type="string">
            <text:p>Information Sharing for User Participants 1-22</text:p>
          </table:table-cell>
          <table:table-cell office:value-type="string">
            <text:p>/login.do</text:p>
          </table:table-cell>
          <table:table-cell office:value-type="float" office:value="290">
            <text:p>290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56">
            <text:p>56</text:p>
          </table:table-cell>
          <table:table-cell office:value-type="time" office:time-value="PT12H07M08.279S">
            <text:p>12:07:08.28</text:p>
          </table:table-cell>
          <table:table-cell office:value-type="string">
            <text:p>Information Sharing for User Participants 1-21</text:p>
          </table:table-cell>
          <table:table-cell office:value-type="string">
            <text:p>/login.do</text:p>
          </table:table-cell>
          <table:table-cell office:value-type="float" office:value="342">
            <text:p>342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57">
            <text:p>57</text:p>
          </table:table-cell>
          <table:table-cell office:value-type="time" office:time-value="PT12H07M08.245S">
            <text:p>12:07:08.25</text:p>
          </table:table-cell>
          <table:table-cell office:value-type="string">
            <text:p>Information Sharing for User Participants 1-20</text:p>
          </table:table-cell>
          <table:table-cell office:value-type="string">
            <text:p>/login.do</text:p>
          </table:table-cell>
          <table:table-cell office:value-type="float" office:value="391">
            <text:p>391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58">
            <text:p>58</text:p>
          </table:table-cell>
          <table:table-cell office:value-type="time" office:time-value="PT12H07M08.216S">
            <text:p>12:07:08.22</text:p>
          </table:table-cell>
          <table:table-cell office:value-type="string">
            <text:p>Information Sharing for User Participants 1-19</text:p>
          </table:table-cell>
          <table:table-cell office:value-type="string">
            <text:p>/login.do</text:p>
          </table:table-cell>
          <table:table-cell office:value-type="float" office:value="489">
            <text:p>489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59">
            <text:p>59</text:p>
          </table:table-cell>
          <table:table-cell office:value-type="time" office:time-value="PT12H07M08.239S">
            <text:p>12:07:08.24</text:p>
          </table:table-cell>
          <table:table-cell office:value-type="string">
            <text:p>Information Sharing for User Participants 1-14</text:p>
          </table:table-cell>
          <table:table-cell office:value-type="string">
            <text:p>/;jsessionid=8950E2D367D406052CD72DBAD996E8B5</text:p>
          </table:table-cell>
          <table:table-cell office:value-type="float" office:value="483">
            <text:p>483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60">
            <text:p>60</text:p>
          </table:table-cell>
          <table:table-cell office:value-type="time" office:time-value="PT12H07M08.177S">
            <text:p>12:07:08.18</text:p>
          </table:table-cell>
          <table:table-cell office:value-type="string">
            <text:p>Information Sharing for User Participants 1-18</text:p>
          </table:table-cell>
          <table:table-cell office:value-type="string">
            <text:p>/login.do</text:p>
          </table:table-cell>
          <table:table-cell office:value-type="float" office:value="560">
            <text:p>560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61">
            <text:p>61</text:p>
          </table:table-cell>
          <table:table-cell office:value-type="time" office:time-value="PT12H07M08.209S">
            <text:p>12:07:08.21</text:p>
          </table:table-cell>
          <table:table-cell office:value-type="string">
            <text:p>Information Sharing for User Participants 1-4</text:p>
          </table:table-cell>
          <table:table-cell office:value-type="string">
            <text:p>/home</text:p>
          </table:table-cell>
          <table:table-cell office:value-type="float" office:value="550">
            <text:p>550</text:p>
          </table:table-cell>
          <table:table-cell office:value-type="string">
            <text:p>Success</text:p>
          </table:table-cell>
          <table:table-cell office:value-type="float" office:value="26014">
            <text:p>26014</text:p>
          </table:table-cell>
          <table:table-cell table:number-columns-repeated="1017"/>
        </table:table-row>
        <table:table-row table:style-name="ro1">
          <table:table-cell office:value-type="float" office:value="62">
            <text:p>62</text:p>
          </table:table-cell>
          <table:table-cell office:value-type="time" office:time-value="PT12H07M08.762S">
            <text:p>12:07:08.76</text:p>
          </table:table-cell>
          <table:table-cell office:value-type="string">
            <text:p>Information Sharing for User Participants 1-4</text:p>
          </table:table-cell>
          <table:table-cell office:value-type="string">
            <text:p>/participants</text:p>
          </table:table-cell>
          <table:table-cell office:value-type="float" office:value="3">
            <text:p>3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63">
            <text:p>63</text:p>
          </table:table-cell>
          <table:table-cell office:value-type="time" office:time-value="PT12H07M08.15S">
            <text:p>12:07:08.15</text:p>
          </table:table-cell>
          <table:table-cell office:value-type="string">
            <text:p>Information Sharing for User Participants 1-17</text:p>
          </table:table-cell>
          <table:table-cell office:value-type="string">
            <text:p>/login.do</text:p>
          </table:table-cell>
          <table:table-cell office:value-type="float" office:value="652">
            <text:p>652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64">
            <text:p>64</text:p>
          </table:table-cell>
          <table:table-cell office:value-type="time" office:time-value="PT12H07M08.075S">
            <text:p>12:07:08.08</text:p>
          </table:table-cell>
          <table:table-cell office:value-type="string">
            <text:p>Information Sharing for User Participants 1-15</text:p>
          </table:table-cell>
          <table:table-cell office:value-type="string">
            <text:p>/login.do</text:p>
          </table:table-cell>
          <table:table-cell office:value-type="float" office:value="823">
            <text:p>823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65">
            <text:p>65</text:p>
          </table:table-cell>
          <table:table-cell office:value-type="time" office:time-value="PT12H07M08.113S">
            <text:p>12:07:08.11</text:p>
          </table:table-cell>
          <table:table-cell office:value-type="string">
            <text:p>Information Sharing for User Participants 1-16</text:p>
          </table:table-cell>
          <table:table-cell office:value-type="string">
            <text:p>/login.do</text:p>
          </table:table-cell>
          <table:table-cell office:value-type="float" office:value="906">
            <text:p>906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66">
            <text:p>66</text:p>
          </table:table-cell>
          <table:table-cell office:value-type="time" office:time-value="PT12H07M08.088S">
            <text:p>12:07:08.09</text:p>
          </table:table-cell>
          <table:table-cell office:value-type="string">
            <text:p>Information Sharing for User Participants 1-5</text:p>
          </table:table-cell>
          <table:table-cell office:value-type="string">
            <text:p>/;jsessionid=8950E2D367D406052CD72DBAD996E8B5</text:p>
          </table:table-cell>
          <table:table-cell office:value-type="float" office:value="948">
            <text:p>948</text:p>
          </table:table-cell>
          <table:table-cell office:value-type="string">
            <text:p>Success</text:p>
          </table:table-cell>
          <table:table-cell office:value-type="float" office:value="25808">
            <text:p>25808</text:p>
          </table:table-cell>
          <table:table-cell table:number-columns-repeated="1017"/>
        </table:table-row>
        <table:table-row table:style-name="ro1">
          <table:table-cell office:value-type="float" office:value="67">
            <text:p>67</text:p>
          </table:table-cell>
          <table:table-cell office:value-type="time" office:time-value="PT12H07M08.148S">
            <text:p>12:07:08.15</text:p>
          </table:table-cell>
          <table:table-cell office:value-type="string">
            <text:p>Information Sharing for User Participants 1-7</text:p>
          </table:table-cell>
          <table:table-cell office:value-type="string">
            <text:p>/;jsessionid=8950E2D367D406052CD72DBAD996E8B5</text:p>
          </table:table-cell>
          <table:table-cell office:value-type="float" office:value="900">
            <text:p>900</text:p>
          </table:table-cell>
          <table:table-cell office:value-type="string">
            <text:p>Success</text:p>
          </table:table-cell>
          <table:table-cell office:value-type="float" office:value="25808">
            <text:p>25808</text:p>
          </table:table-cell>
          <table:table-cell table:number-columns-repeated="1017"/>
        </table:table-row>
        <table:table-row table:style-name="ro1">
          <table:table-cell office:value-type="float" office:value="68">
            <text:p>68</text:p>
          </table:table-cell>
          <table:table-cell office:value-type="time" office:time-value="PT12H07M08.065S">
            <text:p>12:07:08.07</text:p>
          </table:table-cell>
          <table:table-cell office:value-type="string">
            <text:p>Information Sharing for User Participants 1-6</text:p>
          </table:table-cell>
          <table:table-cell office:value-type="string">
            <text:p>/;jsessionid=8950E2D367D406052CD72DBAD996E8B5</text:p>
          </table:table-cell>
          <table:table-cell office:value-type="float" office:value="994">
            <text:p>994</text:p>
          </table:table-cell>
          <table:table-cell office:value-type="string">
            <text:p>Success</text:p>
          </table:table-cell>
          <table:table-cell office:value-type="float" office:value="25808">
            <text:p>25808</text:p>
          </table:table-cell>
          <table:table-cell table:number-columns-repeated="1017"/>
        </table:table-row>
        <table:table-row table:style-name="ro1">
          <table:table-cell office:value-type="float" office:value="69">
            <text:p>69</text:p>
          </table:table-cell>
          <table:table-cell office:value-type="time" office:time-value="PT12H07M08.706S">
            <text:p>12:07:08.71</text:p>
          </table:table-cell>
          <table:table-cell office:value-type="string">
            <text:p>Information Sharing for User Participants 1-19</text:p>
          </table:table-cell>
          <table:table-cell office:value-type="string">
            <text:p>/;jsessionid=8950E2D367D406052CD72DBAD996E8B5</text:p>
          </table:table-cell>
          <table:table-cell office:value-type="float" office:value="367">
            <text:p>367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70">
            <text:p>70</text:p>
          </table:table-cell>
          <table:table-cell office:value-type="time" office:time-value="PT12H07M08.725S">
            <text:p>12:07:08.73</text:p>
          </table:table-cell>
          <table:table-cell office:value-type="string">
            <text:p>Information Sharing for User Participants 1-14</text:p>
          </table:table-cell>
          <table:table-cell office:value-type="string">
            <text:p>/home</text:p>
          </table:table-cell>
          <table:table-cell office:value-type="float" office:value="356">
            <text:p>356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71">
            <text:p>71</text:p>
          </table:table-cell>
          <table:table-cell office:value-type="time" office:time-value="PT12H07M09.083S">
            <text:p>12:07:09.08</text:p>
          </table:table-cell>
          <table:table-cell office:value-type="string">
            <text:p>Information Sharing for User Participants 1-14</text:p>
          </table:table-cell>
          <table:table-cell office:value-type="string">
            <text:p>/participants</text:p>
          </table:table-cell>
          <table:table-cell office:value-type="float" office:value="3">
            <text:p>3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72">
            <text:p>72</text:p>
          </table:table-cell>
          <table:table-cell office:value-type="time" office:time-value="PT12H07M08.638S">
            <text:p>12:07:08.64</text:p>
          </table:table-cell>
          <table:table-cell office:value-type="string">
            <text:p>Information Sharing for User Participants 1-20</text:p>
          </table:table-cell>
          <table:table-cell office:value-type="string">
            <text:p>/;jsessionid=8950E2D367D406052CD72DBAD996E8B5</text:p>
          </table:table-cell>
          <table:table-cell office:value-type="float" office:value="458">
            <text:p>458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73">
            <text:p>73</text:p>
          </table:table-cell>
          <table:table-cell office:value-type="time" office:time-value="PT12H07M08.739S">
            <text:p>12:07:08.74</text:p>
          </table:table-cell>
          <table:table-cell office:value-type="string">
            <text:p>Information Sharing for User Participants 1-18</text:p>
          </table:table-cell>
          <table:table-cell office:value-type="string">
            <text:p>/;jsessionid=8950E2D367D406052CD72DBAD996E8B5</text:p>
          </table:table-cell>
          <table:table-cell office:value-type="float" office:value="370">
            <text:p>370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74">
            <text:p>74</text:p>
          </table:table-cell>
          <table:table-cell office:value-type="time" office:time-value="PT12H07M08.803S">
            <text:p>12:07:08.80</text:p>
          </table:table-cell>
          <table:table-cell office:value-type="string">
            <text:p>Information Sharing for User Participants 1-17</text:p>
          </table:table-cell>
          <table:table-cell office:value-type="string">
            <text:p>/;jsessionid=8950E2D367D406052CD72DBAD996E8B5</text:p>
          </table:table-cell>
          <table:table-cell office:value-type="float" office:value="348">
            <text:p>348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75">
            <text:p>75</text:p>
          </table:table-cell>
          <table:table-cell office:value-type="time" office:time-value="PT12H07M08.623S">
            <text:p>12:07:08.62</text:p>
          </table:table-cell>
          <table:table-cell office:value-type="string">
            <text:p>Information Sharing for User Participants 1-21</text:p>
          </table:table-cell>
          <table:table-cell office:value-type="string">
            <text:p>/;jsessionid=8950E2D367D406052CD72DBAD996E8B5</text:p>
          </table:table-cell>
          <table:table-cell office:value-type="float" office:value="541">
            <text:p>541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76">
            <text:p>76</text:p>
          </table:table-cell>
          <table:table-cell office:value-type="time" office:time-value="PT12H07M08.605S">
            <text:p>12:07:08.61</text:p>
          </table:table-cell>
          <table:table-cell office:value-type="string">
            <text:p>Information Sharing for User Participants 1-22</text:p>
          </table:table-cell>
          <table:table-cell office:value-type="string">
            <text:p>/;jsessionid=8950E2D367D406052CD72DBAD996E8B5</text:p>
          </table:table-cell>
          <table:table-cell office:value-type="float" office:value="575">
            <text:p>575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77">
            <text:p>77</text:p>
          </table:table-cell>
          <table:table-cell office:value-type="time" office:time-value="PT12H07M08.097S">
            <text:p>12:07:08.10</text:p>
          </table:table-cell>
          <table:table-cell office:value-type="string">
            <text:p>Information Sharing for User Participants 1-8</text:p>
          </table:table-cell>
          <table:table-cell office:value-type="string">
            <text:p>/;jsessionid=8950E2D367D406052CD72DBAD996E8B5</text:p>
          </table:table-cell>
          <table:table-cell office:value-type="float" office:value="1099">
            <text:p>1099</text:p>
          </table:table-cell>
          <table:table-cell office:value-type="string">
            <text:p>Success</text:p>
          </table:table-cell>
          <table:table-cell office:value-type="float" office:value="25808">
            <text:p>25808</text:p>
          </table:table-cell>
          <table:table-cell table:number-columns-repeated="1017"/>
        </table:table-row>
        <table:table-row table:style-name="ro1">
          <table:table-cell office:value-type="float" office:value="78">
            <text:p>78</text:p>
          </table:table-cell>
          <table:table-cell office:value-type="time" office:time-value="PT12H07M08.583S">
            <text:p>12:07:08.58</text:p>
          </table:table-cell>
          <table:table-cell office:value-type="string">
            <text:p>Information Sharing for User Participants 1-30</text:p>
          </table:table-cell>
          <table:table-cell office:value-type="string">
            <text:p>/login.do</text:p>
          </table:table-cell>
          <table:table-cell office:value-type="float" office:value="688">
            <text:p>688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79">
            <text:p>79</text:p>
          </table:table-cell>
          <table:table-cell office:value-type="time" office:time-value="PT12H07M08.549S">
            <text:p>12:07:08.55</text:p>
          </table:table-cell>
          <table:table-cell office:value-type="string">
            <text:p>Information Sharing for User Participants 1-29</text:p>
          </table:table-cell>
          <table:table-cell office:value-type="string">
            <text:p>/login.do</text:p>
          </table:table-cell>
          <table:table-cell office:value-type="float" office:value="738">
            <text:p>738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80">
            <text:p>80</text:p>
          </table:table-cell>
          <table:table-cell office:value-type="time" office:time-value="PT12H07M08.538S">
            <text:p>12:07:08.54</text:p>
          </table:table-cell>
          <table:table-cell office:value-type="string">
            <text:p>Information Sharing for User Participants 1-9</text:p>
          </table:table-cell>
          <table:table-cell office:value-type="string">
            <text:p>/;jsessionid=8950E2D367D406052CD72DBAD996E8B5</text:p>
          </table:table-cell>
          <table:table-cell office:value-type="float" office:value="760">
            <text:p>760</text:p>
          </table:table-cell>
          <table:table-cell office:value-type="string">
            <text:p>Success</text:p>
          </table:table-cell>
          <table:table-cell office:value-type="float" office:value="25808">
            <text:p>25808</text:p>
          </table:table-cell>
          <table:table-cell table:number-columns-repeated="1017"/>
        </table:table-row>
        <table:table-row table:style-name="ro1">
          <table:table-cell office:value-type="float" office:value="81">
            <text:p>81</text:p>
          </table:table-cell>
          <table:table-cell office:value-type="time" office:time-value="PT12H07M08.526S">
            <text:p>12:07:08.53</text:p>
          </table:table-cell>
          <table:table-cell office:value-type="string">
            <text:p>Information Sharing for User Participants 1-12</text:p>
          </table:table-cell>
          <table:table-cell office:value-type="string">
            <text:p>/;jsessionid=8950E2D367D406052CD72DBAD996E8B5</text:p>
          </table:table-cell>
          <table:table-cell office:value-type="float" office:value="841">
            <text:p>841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82">
            <text:p>82</text:p>
          </table:table-cell>
          <table:table-cell office:value-type="time" office:time-value="PT12H07M08.508S">
            <text:p>12:07:08.51</text:p>
          </table:table-cell>
          <table:table-cell office:value-type="string">
            <text:p>Information Sharing for User Participants 1-10</text:p>
          </table:table-cell>
          <table:table-cell office:value-type="string">
            <text:p>/;jsessionid=8950E2D367D406052CD72DBAD996E8B5</text:p>
          </table:table-cell>
          <table:table-cell office:value-type="float" office:value="873">
            <text:p>873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83">
            <text:p>83</text:p>
          </table:table-cell>
          <table:table-cell office:value-type="time" office:time-value="PT12H07M08.515S">
            <text:p>12:07:08.52</text:p>
          </table:table-cell>
          <table:table-cell office:value-type="string">
            <text:p>Information Sharing for User Participants 1-28</text:p>
          </table:table-cell>
          <table:table-cell office:value-type="string">
            <text:p>/login.do</text:p>
          </table:table-cell>
          <table:table-cell office:value-type="float" office:value="881">
            <text:p>881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84">
            <text:p>84</text:p>
          </table:table-cell>
          <table:table-cell office:value-type="time" office:time-value="PT12H07M08.483S">
            <text:p>12:07:08.48</text:p>
          </table:table-cell>
          <table:table-cell office:value-type="string">
            <text:p>Information Sharing for User Participants 1-27</text:p>
          </table:table-cell>
          <table:table-cell office:value-type="string">
            <text:p>/login.do</text:p>
          </table:table-cell>
          <table:table-cell office:value-type="float" office:value="922">
            <text:p>922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85">
            <text:p>85</text:p>
          </table:table-cell>
          <table:table-cell office:value-type="time" office:time-value="PT12H07M08.44S">
            <text:p>12:07:08.44</text:p>
          </table:table-cell>
          <table:table-cell office:value-type="string">
            <text:p>Information Sharing for User Participants 1-11</text:p>
          </table:table-cell>
          <table:table-cell office:value-type="string">
            <text:p>/;jsessionid=8950E2D367D406052CD72DBAD996E8B5</text:p>
          </table:table-cell>
          <table:table-cell office:value-type="float" office:value="1061">
            <text:p>1061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86">
            <text:p>86</text:p>
          </table:table-cell>
          <table:table-cell office:value-type="time" office:time-value="PT12H07M09.299S">
            <text:p>12:07:09.30</text:p>
          </table:table-cell>
          <table:table-cell office:value-type="string">
            <text:p>Information Sharing for User Participants 1-9</text:p>
          </table:table-cell>
          <table:table-cell office:value-type="string">
            <text:p>/home</text:p>
          </table:table-cell>
          <table:table-cell office:value-type="float" office:value="213">
            <text:p>213</text:p>
          </table:table-cell>
          <table:table-cell office:value-type="string">
            <text:p>Success</text:p>
          </table:table-cell>
          <table:table-cell office:value-type="float" office:value="26014">
            <text:p>26014</text:p>
          </table:table-cell>
          <table:table-cell table:number-columns-repeated="1017"/>
        </table:table-row>
        <table:table-row table:style-name="ro1">
          <table:table-cell office:value-type="float" office:value="87">
            <text:p>87</text:p>
          </table:table-cell>
          <table:table-cell office:value-type="time" office:time-value="PT12H07M09.513S">
            <text:p>12:07:09.51</text:p>
          </table:table-cell>
          <table:table-cell office:value-type="string">
            <text:p>Information Sharing for User Participants 1-9</text:p>
          </table:table-cell>
          <table:table-cell office:value-type="string">
            <text:p>/participants</text:p>
          </table:table-cell>
          <table:table-cell office:value-type="float" office:value="2">
            <text:p>2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88">
            <text:p>88</text:p>
          </table:table-cell>
          <table:table-cell office:value-type="time" office:time-value="PT12H07M08.42S">
            <text:p>12:07:08.42</text:p>
          </table:table-cell>
          <table:table-cell office:value-type="string">
            <text:p>Information Sharing for User Participants 1-13</text:p>
          </table:table-cell>
          <table:table-cell office:value-type="string">
            <text:p>/;jsessionid=8950E2D367D406052CD72DBAD996E8B5</text:p>
          </table:table-cell>
          <table:table-cell office:value-type="float" office:value="1177">
            <text:p>1177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89">
            <text:p>89</text:p>
          </table:table-cell>
          <table:table-cell office:value-type="time" office:time-value="PT12H07M08.348S">
            <text:p>12:07:08.35</text:p>
          </table:table-cell>
          <table:table-cell office:value-type="string">
            <text:p>Information Sharing for User Participants 1-23</text:p>
          </table:table-cell>
          <table:table-cell office:value-type="string">
            <text:p>/login.do</text:p>
          </table:table-cell>
          <table:table-cell office:value-type="float" office:value="1261">
            <text:p>1261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90">
            <text:p>90</text:p>
          </table:table-cell>
          <table:table-cell office:value-type="time" office:time-value="PT12H07M09.074S">
            <text:p>12:07:09.07</text:p>
          </table:table-cell>
          <table:table-cell office:value-type="string">
            <text:p>Information Sharing for User Participants 1-19</text:p>
          </table:table-cell>
          <table:table-cell office:value-type="string">
            <text:p>/home</text:p>
          </table:table-cell>
          <table:table-cell office:value-type="float" office:value="603">
            <text:p>603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91">
            <text:p>91</text:p>
          </table:table-cell>
          <table:table-cell office:value-type="time" office:time-value="PT12H07M09.679S">
            <text:p>12:07:09.68</text:p>
          </table:table-cell>
          <table:table-cell office:value-type="string">
            <text:p>Information Sharing for User Participants 1-19</text:p>
          </table:table-cell>
          <table:table-cell office:value-type="string">
            <text:p>/participants</text:p>
          </table:table-cell>
          <table:table-cell office:value-type="float" office:value="2">
            <text:p>2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92">
            <text:p>92</text:p>
          </table:table-cell>
          <table:table-cell office:value-type="time" office:time-value="PT12H07M08.38S">
            <text:p>12:07:08.38</text:p>
          </table:table-cell>
          <table:table-cell office:value-type="string">
            <text:p>Information Sharing for User Participants 1-24</text:p>
          </table:table-cell>
          <table:table-cell office:value-type="string">
            <text:p>/login.do</text:p>
          </table:table-cell>
          <table:table-cell office:value-type="float" office:value="1487">
            <text:p>1487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93">
            <text:p>93</text:p>
          </table:table-cell>
          <table:table-cell office:value-type="time" office:time-value="PT12H07M08.447S">
            <text:p>12:07:08.45</text:p>
          </table:table-cell>
          <table:table-cell office:value-type="string">
            <text:p>Information Sharing for User Participants 1-26</text:p>
          </table:table-cell>
          <table:table-cell office:value-type="string">
            <text:p>/login.do</text:p>
          </table:table-cell>
          <table:table-cell office:value-type="float" office:value="1437">
            <text:p>1437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94">
            <text:p>94</text:p>
          </table:table-cell>
          <table:table-cell office:value-type="time" office:time-value="PT12H07M09.407S">
            <text:p>12:07:09.41</text:p>
          </table:table-cell>
          <table:table-cell office:value-type="string">
            <text:p>Information Sharing for User Participants 1-27</text:p>
          </table:table-cell>
          <table:table-cell office:value-type="string">
            <text:p>/;jsessionid=8950E2D367D406052CD72DBAD996E8B5</text:p>
          </table:table-cell>
          <table:table-cell office:value-type="float" office:value="489">
            <text:p>489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95">
            <text:p>95</text:p>
          </table:table-cell>
          <table:table-cell office:value-type="time" office:time-value="PT12H07M09.398S">
            <text:p>12:07:09.40</text:p>
          </table:table-cell>
          <table:table-cell office:value-type="string">
            <text:p>Information Sharing for User Participants 1-28</text:p>
          </table:table-cell>
          <table:table-cell office:value-type="string">
            <text:p>/;jsessionid=8950E2D367D406052CD72DBAD996E8B5</text:p>
          </table:table-cell>
          <table:table-cell office:value-type="float" office:value="508">
            <text:p>508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96">
            <text:p>96</text:p>
          </table:table-cell>
          <table:table-cell office:value-type="time" office:time-value="PT12H07M09.382S">
            <text:p>12:07:09.38</text:p>
          </table:table-cell>
          <table:table-cell office:value-type="string">
            <text:p>Information Sharing for User Participants 1-10</text:p>
          </table:table-cell>
          <table:table-cell office:value-type="string">
            <text:p>/home</text:p>
          </table:table-cell>
          <table:table-cell office:value-type="float" office:value="535">
            <text:p>535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97">
            <text:p>97</text:p>
          </table:table-cell>
          <table:table-cell office:value-type="time" office:time-value="PT12H07M09.273S">
            <text:p>12:07:09.27</text:p>
          </table:table-cell>
          <table:table-cell office:value-type="string">
            <text:p>Information Sharing for User Participants 1-30</text:p>
          </table:table-cell>
          <table:table-cell office:value-type="string">
            <text:p>/;jsessionid=8950E2D367D406052CD72DBAD996E8B5</text:p>
          </table:table-cell>
          <table:table-cell office:value-type="float" office:value="687">
            <text:p>687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98">
            <text:p>98</text:p>
          </table:table-cell>
          <table:table-cell office:value-type="time" office:time-value="PT12H07M09.29S">
            <text:p>12:07:09.29</text:p>
          </table:table-cell>
          <table:table-cell office:value-type="string">
            <text:p>Information Sharing for User Participants 1-29</text:p>
          </table:table-cell>
          <table:table-cell office:value-type="string">
            <text:p>/;jsessionid=8950E2D367D406052CD72DBAD996E8B5</text:p>
          </table:table-cell>
          <table:table-cell office:value-type="float" office:value="661">
            <text:p>661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99">
            <text:p>99</text:p>
          </table:table-cell>
          <table:table-cell office:value-type="time" office:time-value="PT12H07M09.503S">
            <text:p>12:07:09.50</text:p>
          </table:table-cell>
          <table:table-cell office:value-type="string">
            <text:p>Information Sharing for User Participants 1-11</text:p>
          </table:table-cell>
          <table:table-cell office:value-type="string">
            <text:p>/home</text:p>
          </table:table-cell>
          <table:table-cell office:value-type="float" office:value="429">
            <text:p>429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100">
            <text:p>100</text:p>
          </table:table-cell>
          <table:table-cell office:value-type="time" office:time-value="PT12H07M10.022S">
            <text:p>12:07:10.02</text:p>
          </table:table-cell>
          <table:table-cell office:value-type="string">
            <text:p>Information Sharing for User Participants 1-10</text:p>
          </table:table-cell>
          <table:table-cell office:value-type="string">
            <text:p>/participants</text:p>
          </table:table-cell>
          <table:table-cell office:value-type="float" office:value="3">
            <text:p>3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101">
            <text:p>101</text:p>
          </table:table-cell>
          <table:table-cell office:value-type="time" office:time-value="PT12H07M10.022S">
            <text:p>12:07:10.02</text:p>
          </table:table-cell>
          <table:table-cell office:value-type="string">
            <text:p>Information Sharing for User Participants 1-11</text:p>
          </table:table-cell>
          <table:table-cell office:value-type="string">
            <text:p>/participants</text:p>
          </table:table-cell>
          <table:table-cell office:value-type="float" office:value="2">
            <text:p>2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102">
            <text:p>102</text:p>
          </table:table-cell>
          <table:table-cell office:value-type="time" office:time-value="PT12H07M09.199S">
            <text:p>12:07:09.20</text:p>
          </table:table-cell>
          <table:table-cell office:value-type="string">
            <text:p>Information Sharing for User Participants 1-8</text:p>
          </table:table-cell>
          <table:table-cell office:value-type="string">
            <text:p>/home</text:p>
          </table:table-cell>
          <table:table-cell office:value-type="float" office:value="847">
            <text:p>847</text:p>
          </table:table-cell>
          <table:table-cell office:value-type="string">
            <text:p>Success</text:p>
          </table:table-cell>
          <table:table-cell office:value-type="float" office:value="26014">
            <text:p>26014</text:p>
          </table:table-cell>
          <table:table-cell table:number-columns-repeated="1017"/>
        </table:table-row>
        <table:table-row table:style-name="ro1">
          <table:table-cell office:value-type="float" office:value="103">
            <text:p>103</text:p>
          </table:table-cell>
          <table:table-cell office:value-type="time" office:time-value="PT12H07M09.369S">
            <text:p>12:07:09.37</text:p>
          </table:table-cell>
          <table:table-cell office:value-type="string">
            <text:p>Information Sharing for User Participants 1-12</text:p>
          </table:table-cell>
          <table:table-cell office:value-type="string">
            <text:p>/home</text:p>
          </table:table-cell>
          <table:table-cell office:value-type="float" office:value="688">
            <text:p>688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104">
            <text:p>104</text:p>
          </table:table-cell>
          <table:table-cell office:value-type="time" office:time-value="PT12H07M10.047S">
            <text:p>12:07:10.05</text:p>
          </table:table-cell>
          <table:table-cell office:value-type="string">
            <text:p>Information Sharing for User Participants 1-8</text:p>
          </table:table-cell>
          <table:table-cell office:value-type="string">
            <text:p>/participants</text:p>
          </table:table-cell>
          <table:table-cell office:value-type="float" office:value="13">
            <text:p>13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105">
            <text:p>105</text:p>
          </table:table-cell>
          <table:table-cell office:value-type="time" office:time-value="PT12H07M10.058S">
            <text:p>12:07:10.06</text:p>
          </table:table-cell>
          <table:table-cell office:value-type="string">
            <text:p>Information Sharing for User Participants 1-12</text:p>
          </table:table-cell>
          <table:table-cell office:value-type="string">
            <text:p>/participants</text:p>
          </table:table-cell>
          <table:table-cell office:value-type="float" office:value="3">
            <text:p>3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106">
            <text:p>106</text:p>
          </table:table-cell>
          <table:table-cell office:value-type="time" office:time-value="PT12H07M09.182S">
            <text:p>12:07:09.18</text:p>
          </table:table-cell>
          <table:table-cell office:value-type="string">
            <text:p>Information Sharing for User Participants 1-22</text:p>
          </table:table-cell>
          <table:table-cell office:value-type="string">
            <text:p>/home</text:p>
          </table:table-cell>
          <table:table-cell office:value-type="float" office:value="894">
            <text:p>894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107">
            <text:p>107</text:p>
          </table:table-cell>
          <table:table-cell office:value-type="time" office:time-value="PT12H07M10.077S">
            <text:p>12:07:10.08</text:p>
          </table:table-cell>
          <table:table-cell office:value-type="string">
            <text:p>Information Sharing for User Participants 1-22</text:p>
          </table:table-cell>
          <table:table-cell office:value-type="string">
            <text:p>/participants</text:p>
          </table:table-cell>
          <table:table-cell office:value-type="float" office:value="4">
            <text:p>4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108">
            <text:p>108</text:p>
          </table:table-cell>
          <table:table-cell office:value-type="time" office:time-value="PT12H07M08.238S">
            <text:p>12:07:08.24</text:p>
          </table:table-cell>
          <table:table-cell office:value-type="string">
            <text:p>Information Sharing for User Participants 1-2</text:p>
          </table:table-cell>
          <table:table-cell office:value-type="string">
            <text:p>/participants</text:p>
          </table:table-cell>
          <table:table-cell office:value-type="float" office:value="1845">
            <text:p>1845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09">
            <text:p>109</text:p>
          </table:table-cell>
          <table:table-cell office:value-type="time" office:time-value="PT12H07M09.166S">
            <text:p>12:07:09.17</text:p>
          </table:table-cell>
          <table:table-cell office:value-type="string">
            <text:p>Information Sharing for User Participants 1-21</text:p>
          </table:table-cell>
          <table:table-cell office:value-type="string">
            <text:p>/home</text:p>
          </table:table-cell>
          <table:table-cell office:value-type="float" office:value="929">
            <text:p>929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110">
            <text:p>110</text:p>
          </table:table-cell>
          <table:table-cell office:value-type="time" office:time-value="PT12H07M10.097S">
            <text:p>12:07:10.10</text:p>
          </table:table-cell>
          <table:table-cell office:value-type="string">
            <text:p>Information Sharing for User Participants 1-21</text:p>
          </table:table-cell>
          <table:table-cell office:value-type="string">
            <text:p>/participants</text:p>
          </table:table-cell>
          <table:table-cell office:value-type="float" office:value="4">
            <text:p>4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111">
            <text:p>111</text:p>
          </table:table-cell>
          <table:table-cell office:value-type="time" office:time-value="PT12H07M09.097S">
            <text:p>12:07:09.10</text:p>
          </table:table-cell>
          <table:table-cell office:value-type="string">
            <text:p>Information Sharing for User Participants 1-20</text:p>
          </table:table-cell>
          <table:table-cell office:value-type="string">
            <text:p>/home</text:p>
          </table:table-cell>
          <table:table-cell office:value-type="float" office:value="1015">
            <text:p>1015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112">
            <text:p>112</text:p>
          </table:table-cell>
          <table:table-cell office:value-type="time" office:time-value="PT12H07M10.114S">
            <text:p>12:07:10.11</text:p>
          </table:table-cell>
          <table:table-cell office:value-type="string">
            <text:p>Information Sharing for User Participants 1-20</text:p>
          </table:table-cell>
          <table:table-cell office:value-type="string">
            <text:p>/participants</text:p>
          </table:table-cell>
          <table:table-cell office:value-type="float" office:value="6">
            <text:p>6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113">
            <text:p>113</text:p>
          </table:table-cell>
          <table:table-cell office:value-type="time" office:time-value="PT12H07M09.111S">
            <text:p>12:07:09.11</text:p>
          </table:table-cell>
          <table:table-cell office:value-type="string">
            <text:p>Information Sharing for User Participants 1-18</text:p>
          </table:table-cell>
          <table:table-cell office:value-type="string">
            <text:p>/home</text:p>
          </table:table-cell>
          <table:table-cell office:value-type="float" office:value="1015">
            <text:p>1015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114">
            <text:p>114</text:p>
          </table:table-cell>
          <table:table-cell office:value-type="time" office:time-value="PT12H07M10.127S">
            <text:p>12:07:10.13</text:p>
          </table:table-cell>
          <table:table-cell office:value-type="string">
            <text:p>Information Sharing for User Participants 1-18</text:p>
          </table:table-cell>
          <table:table-cell office:value-type="string">
            <text:p>/participants</text:p>
          </table:table-cell>
          <table:table-cell office:value-type="float" office:value="14">
            <text:p>14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115">
            <text:p>115</text:p>
          </table:table-cell>
          <table:table-cell office:value-type="time" office:time-value="PT12H07M09.153S">
            <text:p>12:07:09.15</text:p>
          </table:table-cell>
          <table:table-cell office:value-type="string">
            <text:p>Information Sharing for User Participants 1-17</text:p>
          </table:table-cell>
          <table:table-cell office:value-type="string">
            <text:p>/home</text:p>
          </table:table-cell>
          <table:table-cell office:value-type="float" office:value="996">
            <text:p>996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116">
            <text:p>116</text:p>
          </table:table-cell>
          <table:table-cell office:value-type="time" office:time-value="PT12H07M09.062S">
            <text:p>12:07:09.06</text:p>
          </table:table-cell>
          <table:table-cell office:value-type="string">
            <text:p>Information Sharing for User Participants 1-6</text:p>
          </table:table-cell>
          <table:table-cell office:value-type="string">
            <text:p>/home</text:p>
          </table:table-cell>
          <table:table-cell office:value-type="float" office:value="1094">
            <text:p>1094</text:p>
          </table:table-cell>
          <table:table-cell office:value-type="string">
            <text:p>Success</text:p>
          </table:table-cell>
          <table:table-cell office:value-type="float" office:value="26014">
            <text:p>26014</text:p>
          </table:table-cell>
          <table:table-cell table:number-columns-repeated="1017"/>
        </table:table-row>
        <table:table-row table:style-name="ro1">
          <table:table-cell office:value-type="float" office:value="117">
            <text:p>117</text:p>
          </table:table-cell>
          <table:table-cell office:value-type="time" office:time-value="PT12H07M10.15S">
            <text:p>12:07:10.15</text:p>
          </table:table-cell>
          <table:table-cell office:value-type="string">
            <text:p>Information Sharing for User Participants 1-17</text:p>
          </table:table-cell>
          <table:table-cell office:value-type="string">
            <text:p>/participants</text:p>
          </table:table-cell>
          <table:table-cell office:value-type="float" office:value="13">
            <text:p>13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118">
            <text:p>118</text:p>
          </table:table-cell>
          <table:table-cell office:value-type="time" office:time-value="PT12H07M10.157S">
            <text:p>12:07:10.16</text:p>
          </table:table-cell>
          <table:table-cell office:value-type="string">
            <text:p>Information Sharing for User Participants 1-6</text:p>
          </table:table-cell>
          <table:table-cell office:value-type="string">
            <text:p>/participants</text:p>
          </table:table-cell>
          <table:table-cell office:value-type="float" office:value="8">
            <text:p>8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119">
            <text:p>119</text:p>
          </table:table-cell>
          <table:table-cell office:value-type="time" office:time-value="PT12H07M09.037S">
            <text:p>12:07:09.04</text:p>
          </table:table-cell>
          <table:table-cell office:value-type="string">
            <text:p>Information Sharing for User Participants 1-5</text:p>
          </table:table-cell>
          <table:table-cell office:value-type="string">
            <text:p>/home</text:p>
          </table:table-cell>
          <table:table-cell office:value-type="float" office:value="1137">
            <text:p>1137</text:p>
          </table:table-cell>
          <table:table-cell office:value-type="string">
            <text:p>Success</text:p>
          </table:table-cell>
          <table:table-cell office:value-type="float" office:value="26014">
            <text:p>26014</text:p>
          </table:table-cell>
          <table:table-cell table:number-columns-repeated="1017"/>
        </table:table-row>
        <table:table-row table:style-name="ro1">
          <table:table-cell office:value-type="float" office:value="120">
            <text:p>120</text:p>
          </table:table-cell>
          <table:table-cell office:value-type="time" office:time-value="PT12H07M10.177S">
            <text:p>12:07:10.18</text:p>
          </table:table-cell>
          <table:table-cell office:value-type="string">
            <text:p>Information Sharing for User Participants 1-5</text:p>
          </table:table-cell>
          <table:table-cell office:value-type="string">
            <text:p>/participants</text:p>
          </table:table-cell>
          <table:table-cell office:value-type="float" office:value="6">
            <text:p>6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121">
            <text:p>121</text:p>
          </table:table-cell>
          <table:table-cell office:value-type="time" office:time-value="PT12H07M09.022S">
            <text:p>12:07:09.02</text:p>
          </table:table-cell>
          <table:table-cell office:value-type="string">
            <text:p>Information Sharing for User Participants 1-16</text:p>
          </table:table-cell>
          <table:table-cell office:value-type="string">
            <text:p>/;jsessionid=8950E2D367D406052CD72DBAD996E8B5</text:p>
          </table:table-cell>
          <table:table-cell office:value-type="float" office:value="1166">
            <text:p>1166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122">
            <text:p>122</text:p>
          </table:table-cell>
          <table:table-cell office:value-type="time" office:time-value="PT12H07M09.052S">
            <text:p>12:07:09.05</text:p>
          </table:table-cell>
          <table:table-cell office:value-type="string">
            <text:p>Information Sharing for User Participants 1-7</text:p>
          </table:table-cell>
          <table:table-cell office:value-type="string">
            <text:p>/home</text:p>
          </table:table-cell>
          <table:table-cell office:value-type="float" office:value="1150">
            <text:p>1150</text:p>
          </table:table-cell>
          <table:table-cell office:value-type="string">
            <text:p>Success</text:p>
          </table:table-cell>
          <table:table-cell office:value-type="float" office:value="26014">
            <text:p>26014</text:p>
          </table:table-cell>
          <table:table-cell table:number-columns-repeated="1017"/>
        </table:table-row>
        <table:table-row table:style-name="ro1">
          <table:table-cell office:value-type="float" office:value="123">
            <text:p>123</text:p>
          </table:table-cell>
          <table:table-cell office:value-type="time" office:time-value="PT12H07M10.202S">
            <text:p>12:07:10.20</text:p>
          </table:table-cell>
          <table:table-cell office:value-type="string">
            <text:p>Information Sharing for User Participants 1-7</text:p>
          </table:table-cell>
          <table:table-cell office:value-type="string">
            <text:p>/participants</text:p>
          </table:table-cell>
          <table:table-cell office:value-type="float" office:value="8">
            <text:p>8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124">
            <text:p>124</text:p>
          </table:table-cell>
          <table:table-cell office:value-type="time" office:time-value="PT12H07M08.9S">
            <text:p>12:07:08.90</text:p>
          </table:table-cell>
          <table:table-cell office:value-type="string">
            <text:p>Information Sharing for User Participants 1-15</text:p>
          </table:table-cell>
          <table:table-cell office:value-type="string">
            <text:p>/;jsessionid=8950E2D367D406052CD72DBAD996E8B5</text:p>
          </table:table-cell>
          <table:table-cell office:value-type="float" office:value="1322">
            <text:p>1322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125">
            <text:p>125</text:p>
          </table:table-cell>
          <table:table-cell office:value-type="time" office:time-value="PT12H07M08.402S">
            <text:p>12:07:08.40</text:p>
          </table:table-cell>
          <table:table-cell office:value-type="string">
            <text:p>Information Sharing for User Participants 1-3</text:p>
          </table:table-cell>
          <table:table-cell office:value-type="string">
            <text:p>/participants</text:p>
          </table:table-cell>
          <table:table-cell office:value-type="float" office:value="1838">
            <text:p>1838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26">
            <text:p>126</text:p>
          </table:table-cell>
          <table:table-cell office:value-type="time" office:time-value="PT12H07M08.414S">
            <text:p>12:07:08.41</text:p>
          </table:table-cell>
          <table:table-cell office:value-type="string">
            <text:p>Information Sharing for User Participants 1-25</text:p>
          </table:table-cell>
          <table:table-cell office:value-type="string">
            <text:p>/login.do</text:p>
          </table:table-cell>
          <table:table-cell office:value-type="float" office:value="1840">
            <text:p>1840</text:p>
          </table:table-cell>
          <table:table-cell office:value-type="string">
            <text:p>Success</text:p>
          </table:table-cell>
          <table:table-cell office:value-type="float" office:value="25766">
            <text:p>25766</text:p>
          </table:table-cell>
          <table:table-cell table:number-columns-repeated="1017"/>
        </table:table-row>
        <table:table-row table:style-name="ro1">
          <table:table-cell office:value-type="float" office:value="127">
            <text:p>127</text:p>
          </table:table-cell>
          <table:table-cell office:value-type="time" office:time-value="PT12H07M09.599S">
            <text:p>12:07:09.60</text:p>
          </table:table-cell>
          <table:table-cell office:value-type="string">
            <text:p>Information Sharing for User Participants 1-13</text:p>
          </table:table-cell>
          <table:table-cell office:value-type="string">
            <text:p>/home</text:p>
          </table:table-cell>
          <table:table-cell office:value-type="float" office:value="667">
            <text:p>667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128">
            <text:p>128</text:p>
          </table:table-cell>
          <table:table-cell office:value-type="time" office:time-value="PT12H07M10.267S">
            <text:p>12:07:10.27</text:p>
          </table:table-cell>
          <table:table-cell office:value-type="string">
            <text:p>Information Sharing for User Participants 1-13</text:p>
          </table:table-cell>
          <table:table-cell office:value-type="string">
            <text:p>/participants</text:p>
          </table:table-cell>
          <table:table-cell office:value-type="float" office:value="2">
            <text:p>2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129">
            <text:p>129</text:p>
          </table:table-cell>
          <table:table-cell office:value-type="time" office:time-value="PT12H07M09.612S">
            <text:p>12:07:09.61</text:p>
          </table:table-cell>
          <table:table-cell office:value-type="string">
            <text:p>Information Sharing for User Participants 1-23</text:p>
          </table:table-cell>
          <table:table-cell office:value-type="string">
            <text:p>/;jsessionid=8950E2D367D406052CD72DBAD996E8B5</text:p>
          </table:table-cell>
          <table:table-cell office:value-type="float" office:value="674">
            <text:p>674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130">
            <text:p>130</text:p>
          </table:table-cell>
          <table:table-cell office:value-type="time" office:time-value="PT12H07M09.885S">
            <text:p>12:07:09.89</text:p>
          </table:table-cell>
          <table:table-cell office:value-type="string">
            <text:p>Information Sharing for User Participants 1-26</text:p>
          </table:table-cell>
          <table:table-cell office:value-type="string">
            <text:p>/;jsessionid=8950E2D367D406052CD72DBAD996E8B5</text:p>
          </table:table-cell>
          <table:table-cell office:value-type="float" office:value="527">
            <text:p>527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131">
            <text:p>131</text:p>
          </table:table-cell>
          <table:table-cell office:value-type="time" office:time-value="PT12H07M09.898S">
            <text:p>12:07:09.90</text:p>
          </table:table-cell>
          <table:table-cell office:value-type="string">
            <text:p>Information Sharing for User Participants 1-27</text:p>
          </table:table-cell>
          <table:table-cell office:value-type="string">
            <text:p>/home</text:p>
          </table:table-cell>
          <table:table-cell office:value-type="float" office:value="526">
            <text:p>526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132">
            <text:p>132</text:p>
          </table:table-cell>
          <table:table-cell office:value-type="time" office:time-value="PT12H07M10.425S">
            <text:p>12:07:10.43</text:p>
          </table:table-cell>
          <table:table-cell office:value-type="string">
            <text:p>Information Sharing for User Participants 1-27</text:p>
          </table:table-cell>
          <table:table-cell office:value-type="string">
            <text:p>/participants</text:p>
          </table:table-cell>
          <table:table-cell office:value-type="float" office:value="3">
            <text:p>3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133">
            <text:p>133</text:p>
          </table:table-cell>
          <table:table-cell office:value-type="time" office:time-value="PT12H07M09.909S">
            <text:p>12:07:09.91</text:p>
          </table:table-cell>
          <table:table-cell office:value-type="string">
            <text:p>Information Sharing for User Participants 1-28</text:p>
          </table:table-cell>
          <table:table-cell office:value-type="string">
            <text:p>/home</text:p>
          </table:table-cell>
          <table:table-cell office:value-type="float" office:value="532">
            <text:p>532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134">
            <text:p>134</text:p>
          </table:table-cell>
          <table:table-cell office:value-type="time" office:time-value="PT12H07M10.446S">
            <text:p>12:07:10.45</text:p>
          </table:table-cell>
          <table:table-cell office:value-type="string">
            <text:p>Information Sharing for User Participants 1-28</text:p>
          </table:table-cell>
          <table:table-cell office:value-type="string">
            <text:p>/participants</text:p>
          </table:table-cell>
          <table:table-cell office:value-type="float" office:value="6">
            <text:p>6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135">
            <text:p>135</text:p>
          </table:table-cell>
          <table:table-cell office:value-type="time" office:time-value="PT12H07M10.021S">
            <text:p>12:07:10.02</text:p>
          </table:table-cell>
          <table:table-cell office:value-type="string">
            <text:p>Information Sharing for User Participants 1-29</text:p>
          </table:table-cell>
          <table:table-cell office:value-type="string">
            <text:p>/home</text:p>
          </table:table-cell>
          <table:table-cell office:value-type="float" office:value="434">
            <text:p>434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136">
            <text:p>136</text:p>
          </table:table-cell>
          <table:table-cell office:value-type="time" office:time-value="PT12H07M10.457S">
            <text:p>12:07:10.46</text:p>
          </table:table-cell>
          <table:table-cell office:value-type="string">
            <text:p>Information Sharing for User Participants 1-29</text:p>
          </table:table-cell>
          <table:table-cell office:value-type="string">
            <text:p>/participants</text:p>
          </table:table-cell>
          <table:table-cell office:value-type="float" office:value="7">
            <text:p>7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137">
            <text:p>137</text:p>
          </table:table-cell>
          <table:table-cell office:value-type="time" office:time-value="PT12H07M10.021S">
            <text:p>12:07:10.02</text:p>
          </table:table-cell>
          <table:table-cell office:value-type="string">
            <text:p>Information Sharing for User Participants 1-30</text:p>
          </table:table-cell>
          <table:table-cell office:value-type="string">
            <text:p>/home</text:p>
          </table:table-cell>
          <table:table-cell office:value-type="float" office:value="447">
            <text:p>447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138">
            <text:p>138</text:p>
          </table:table-cell>
          <table:table-cell office:value-type="time" office:time-value="PT12H07M10.086S">
            <text:p>12:07:10.09</text:p>
          </table:table-cell>
          <table:table-cell office:value-type="string">
            <text:p>Information Sharing for User Participants 1-2</text:p>
          </table:table-cell>
          <table:table-cell office:value-type="string">
            <text:p>/home</text:p>
          </table:table-cell>
          <table:table-cell office:value-type="float" office:value="394">
            <text:p>394</text:p>
          </table:table-cell>
          <table:table-cell office:value-type="string">
            <text:p>Success</text:p>
          </table:table-cell>
          <table:table-cell office:value-type="float" office:value="26014">
            <text:p>26014</text:p>
          </table:table-cell>
          <table:table-cell table:number-columns-repeated="1017"/>
        </table:table-row>
        <table:table-row table:style-name="ro1">
          <table:table-cell office:value-type="float" office:value="139">
            <text:p>139</text:p>
          </table:table-cell>
          <table:table-cell office:value-type="time" office:time-value="PT12H07M10.474S">
            <text:p>12:07:10.47</text:p>
          </table:table-cell>
          <table:table-cell office:value-type="string">
            <text:p>Information Sharing for User Participants 1-30</text:p>
          </table:table-cell>
          <table:table-cell office:value-type="string">
            <text:p>/participants</text:p>
          </table:table-cell>
          <table:table-cell office:value-type="float" office:value="5">
            <text:p>5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140">
            <text:p>140</text:p>
          </table:table-cell>
          <table:table-cell office:value-type="time" office:time-value="PT12H07M10.481S">
            <text:p>12:07:10.48</text:p>
          </table:table-cell>
          <table:table-cell office:value-type="string">
            <text:p>Information Sharing for User Participants 1-2</text:p>
          </table:table-cell>
          <table:table-cell office:value-type="string">
            <text:p>/logout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1">
            <text:p>141</text:p>
          </table:table-cell>
          <table:table-cell office:value-type="time" office:time-value="PT12H07M10.501S">
            <text:p>12:07:10.50</text:p>
          </table:table-cell>
          <table:table-cell office:value-type="string">
            <text:p>Information Sharing for User Participants 1-2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2">
            <text:p>142</text:p>
          </table:table-cell>
          <table:table-cell office:value-type="time" office:time-value="PT12H07M10.51S">
            <text:p>12:07:10.51</text:p>
          </table:table-cell>
          <table:table-cell office:value-type="string">
            <text:p>Information Sharing for User Participants 1-2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43">
            <text:p>143</text:p>
          </table:table-cell>
          <table:table-cell office:value-type="time" office:time-value="PT12H07M10.189S">
            <text:p>12:07:10.19</text:p>
          </table:table-cell>
          <table:table-cell office:value-type="string">
            <text:p>Information Sharing for User Participants 1-16</text:p>
          </table:table-cell>
          <table:table-cell office:value-type="string">
            <text:p>/home</text:p>
          </table:table-cell>
          <table:table-cell office:value-type="float" office:value="324">
            <text:p>324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144">
            <text:p>144</text:p>
          </table:table-cell>
          <table:table-cell office:value-type="time" office:time-value="PT12H07M10.515S">
            <text:p>12:07:10.52</text:p>
          </table:table-cell>
          <table:table-cell office:value-type="string">
            <text:p>Information Sharing for User Participants 1-16</text:p>
          </table:table-cell>
          <table:table-cell office:value-type="string">
            <text:p>/participants</text:p>
          </table:table-cell>
          <table:table-cell office:value-type="float" office:value="4">
            <text:p>4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145">
            <text:p>145</text:p>
          </table:table-cell>
          <table:table-cell office:value-type="time" office:time-value="PT12H07M10.225S">
            <text:p>12:07:10.23</text:p>
          </table:table-cell>
          <table:table-cell office:value-type="string">
            <text:p>Information Sharing for User Participants 1-15</text:p>
          </table:table-cell>
          <table:table-cell office:value-type="string">
            <text:p>/home</text:p>
          </table:table-cell>
          <table:table-cell office:value-type="float" office:value="299">
            <text:p>299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146">
            <text:p>146</text:p>
          </table:table-cell>
          <table:table-cell office:value-type="time" office:time-value="PT12H07M10.525S">
            <text:p>12:07:10.53</text:p>
          </table:table-cell>
          <table:table-cell office:value-type="string">
            <text:p>Information Sharing for User Participants 1-15</text:p>
          </table:table-cell>
          <table:table-cell office:value-type="string">
            <text:p>/participants</text:p>
          </table:table-cell>
          <table:table-cell office:value-type="float" office:value="9">
            <text:p>9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147">
            <text:p>147</text:p>
          </table:table-cell>
          <table:table-cell office:value-type="time" office:time-value="PT12H07M10.255S">
            <text:p>12:07:10.26</text:p>
          </table:table-cell>
          <table:table-cell office:value-type="string">
            <text:p>Information Sharing for User Participants 1-25</text:p>
          </table:table-cell>
          <table:table-cell office:value-type="string">
            <text:p>/;jsessionid=8950E2D367D406052CD72DBAD996E8B5</text:p>
          </table:table-cell>
          <table:table-cell office:value-type="float" office:value="306">
            <text:p>306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148">
            <text:p>148</text:p>
          </table:table-cell>
          <table:table-cell office:value-type="time" office:time-value="PT12H07M10.29S">
            <text:p>12:07:10.29</text:p>
          </table:table-cell>
          <table:table-cell office:value-type="string">
            <text:p>Information Sharing for User Participants 1-23</text:p>
          </table:table-cell>
          <table:table-cell office:value-type="string">
            <text:p>/home</text:p>
          </table:table-cell>
          <table:table-cell office:value-type="float" office:value="287">
            <text:p>287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149">
            <text:p>149</text:p>
          </table:table-cell>
          <table:table-cell office:value-type="time" office:time-value="PT12H07M10.577S">
            <text:p>12:07:10.58</text:p>
          </table:table-cell>
          <table:table-cell office:value-type="string">
            <text:p>Information Sharing for User Participants 1-23</text:p>
          </table:table-cell>
          <table:table-cell office:value-type="string">
            <text:p>/participants</text:p>
          </table:table-cell>
          <table:table-cell office:value-type="float" office:value="9">
            <text:p>9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150">
            <text:p>150</text:p>
          </table:table-cell>
          <table:table-cell office:value-type="time" office:time-value="PT12H07M09.868S">
            <text:p>12:07:09.87</text:p>
          </table:table-cell>
          <table:table-cell office:value-type="string">
            <text:p>Information Sharing for User Participants 1-24</text:p>
          </table:table-cell>
          <table:table-cell office:value-type="string">
            <text:p>/;jsessionid=8950E2D367D406052CD72DBAD996E8B5</text:p>
          </table:table-cell>
          <table:table-cell office:value-type="float" office:value="742">
            <text:p>742</text:p>
          </table:table-cell>
          <table:table-cell office:value-type="string">
            <text:p>Success</text:p>
          </table:table-cell>
          <table:table-cell office:value-type="float" office:value="25807">
            <text:p>25807</text:p>
          </table:table-cell>
          <table:table-cell table:number-columns-repeated="1017"/>
        </table:table-row>
        <table:table-row table:style-name="ro1">
          <table:table-cell office:value-type="float" office:value="151">
            <text:p>151</text:p>
          </table:table-cell>
          <table:table-cell office:value-type="time" office:time-value="PT12H07M10.414S">
            <text:p>12:07:10.41</text:p>
          </table:table-cell>
          <table:table-cell office:value-type="string">
            <text:p>Information Sharing for User Participants 1-26</text:p>
          </table:table-cell>
          <table:table-cell office:value-type="string">
            <text:p>/home</text:p>
          </table:table-cell>
          <table:table-cell office:value-type="float" office:value="213">
            <text:p>213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152">
            <text:p>152</text:p>
          </table:table-cell>
          <table:table-cell office:value-type="time" office:time-value="PT12H07M10.628S">
            <text:p>12:07:10.63</text:p>
          </table:table-cell>
          <table:table-cell office:value-type="string">
            <text:p>Information Sharing for User Participants 1-26</text:p>
          </table:table-cell>
          <table:table-cell office:value-type="string">
            <text:p>/participants</text:p>
          </table:table-cell>
          <table:table-cell office:value-type="float" office:value="3">
            <text:p>3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153">
            <text:p>153</text:p>
          </table:table-cell>
          <table:table-cell office:value-type="time" office:time-value="PT12H07M10.242S">
            <text:p>12:07:10.24</text:p>
          </table:table-cell>
          <table:table-cell office:value-type="string">
            <text:p>Information Sharing for User Participants 1-3</text:p>
          </table:table-cell>
          <table:table-cell office:value-type="string">
            <text:p>/home</text:p>
          </table:table-cell>
          <table:table-cell office:value-type="float" office:value="426">
            <text:p>426</text:p>
          </table:table-cell>
          <table:table-cell office:value-type="string">
            <text:p>Success</text:p>
          </table:table-cell>
          <table:table-cell office:value-type="float" office:value="26014">
            <text:p>26014</text:p>
          </table:table-cell>
          <table:table-cell table:number-columns-repeated="1017"/>
        </table:table-row>
        <table:table-row table:style-name="ro1">
          <table:table-cell office:value-type="float" office:value="154">
            <text:p>154</text:p>
          </table:table-cell>
          <table:table-cell office:value-type="time" office:time-value="PT12H07M10.67S">
            <text:p>12:07:10.67</text:p>
          </table:table-cell>
          <table:table-cell office:value-type="string">
            <text:p>Information Sharing for User Participants 1-3</text:p>
          </table:table-cell>
          <table:table-cell office:value-type="string">
            <text:p>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5">
            <text:p>155</text:p>
          </table:table-cell>
          <table:table-cell office:value-type="time" office:time-value="PT12H07M10.681S">
            <text:p>12:07:10.68</text:p>
          </table:table-cell>
          <table:table-cell office:value-type="string">
            <text:p>Information Sharing for User Participants 1-3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6">
            <text:p>156</text:p>
          </table:table-cell>
          <table:table-cell office:value-type="time" office:time-value="PT12H07M10.563S">
            <text:p>12:07:10.56</text:p>
          </table:table-cell>
          <table:table-cell office:value-type="string">
            <text:p>Information Sharing for User Participants 1-25</text:p>
          </table:table-cell>
          <table:table-cell office:value-type="string">
            <text:p>/home</text:p>
          </table:table-cell>
          <table:table-cell office:value-type="float" office:value="127">
            <text:p>127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157">
            <text:p>157</text:p>
          </table:table-cell>
          <table:table-cell office:value-type="time" office:time-value="PT12H07M10.687S">
            <text:p>12:07:10.69</text:p>
          </table:table-cell>
          <table:table-cell office:value-type="string">
            <text:p>Information Sharing for User Participants 1-3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8">
            <text:p>158</text:p>
          </table:table-cell>
          <table:table-cell office:value-type="time" office:time-value="PT12H07M10.693S">
            <text:p>12:07:10.69</text:p>
          </table:table-cell>
          <table:table-cell office:value-type="string">
            <text:p>Information Sharing for User Participants 1-25</text:p>
          </table:table-cell>
          <table:table-cell office:value-type="string">
            <text:p>/participants</text:p>
          </table:table-cell>
          <table:table-cell office:value-type="float" office:value="4">
            <text:p>4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159">
            <text:p>159</text:p>
          </table:table-cell>
          <table:table-cell office:value-type="time" office:time-value="PT12H07M10.612S">
            <text:p>12:07:10.61</text:p>
          </table:table-cell>
          <table:table-cell office:value-type="string">
            <text:p>Information Sharing for User Participants 1-24</text:p>
          </table:table-cell>
          <table:table-cell office:value-type="string">
            <text:p>/home</text:p>
          </table:table-cell>
          <table:table-cell office:value-type="float" office:value="100">
            <text:p>100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160">
            <text:p>160</text:p>
          </table:table-cell>
          <table:table-cell office:value-type="time" office:time-value="PT12H07M10.713S">
            <text:p>12:07:10.71</text:p>
          </table:table-cell>
          <table:table-cell office:value-type="string">
            <text:p>Information Sharing for User Participants 1-24</text:p>
          </table:table-cell>
          <table:table-cell office:value-type="string">
            <text:p>/participants</text:p>
          </table:table-cell>
          <table:table-cell office:value-type="float" office:value="2">
            <text:p>2</text:p>
          </table:table-cell>
          <table:table-cell office:value-type="string">
            <text:p>Warning</text:p>
          </table:table-cell>
          <table:table-cell office:value-type="float" office:value="822">
            <text:p>822</text:p>
          </table:table-cell>
          <table:table-cell table:number-columns-repeated="1017"/>
        </table:table-row>
        <table:table-row table:style-name="ro1">
          <table:table-cell office:value-type="float" office:value="161">
            <text:p>161</text:p>
          </table:table-cell>
          <table:table-cell office:value-type="time" office:time-value="PT12H07M09.088S">
            <text:p>12:07:09.09</text:p>
          </table:table-cell>
          <table:table-cell office:value-type="string">
            <text:p>Information Sharing for User Participants 1-14</text:p>
          </table:table-cell>
          <table:table-cell office:value-type="string">
            <text:p>/participants</text:p>
          </table:table-cell>
          <table:table-cell office:value-type="float" office:value="1840">
            <text:p>1840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62">
            <text:p>162</text:p>
          </table:table-cell>
          <table:table-cell office:value-type="time" office:time-value="PT12H07M10.93S">
            <text:p>12:07:10.93</text:p>
          </table:table-cell>
          <table:table-cell office:value-type="string">
            <text:p>Information Sharing for User Participants 1-14</text:p>
          </table:table-cell>
          <table:table-cell office:value-type="string">
            <text:p>/home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163">
            <text:p>163</text:p>
          </table:table-cell>
          <table:table-cell office:value-type="time" office:time-value="PT12H07M10.975S">
            <text:p>12:07:10.98</text:p>
          </table:table-cell>
          <table:table-cell office:value-type="string">
            <text:p>Information Sharing for User Participants 1-14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4">
            <text:p>164</text:p>
          </table:table-cell>
          <table:table-cell office:value-type="time" office:time-value="PT12H07M10.983S">
            <text:p>12:07:10.98</text:p>
          </table:table-cell>
          <table:table-cell office:value-type="string">
            <text:p>Information Sharing for User Participants 1-14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5">
            <text:p>165</text:p>
          </table:table-cell>
          <table:table-cell office:value-type="time" office:time-value="PT12H07M10.988S">
            <text:p>12:07:10.99</text:p>
          </table:table-cell>
          <table:table-cell office:value-type="string">
            <text:p>Information Sharing for User Participants 1-14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6">
            <text:p>166</text:p>
          </table:table-cell>
          <table:table-cell office:value-type="time" office:time-value="PT12H07M10.026S">
            <text:p>12:07:10.03</text:p>
          </table:table-cell>
          <table:table-cell office:value-type="string">
            <text:p>Information Sharing for User Participants 1-10</text:p>
          </table:table-cell>
          <table:table-cell office:value-type="string">
            <text:p>/participants</text:p>
          </table:table-cell>
          <table:table-cell office:value-type="float" office:value="1864">
            <text:p>1864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67">
            <text:p>167</text:p>
          </table:table-cell>
          <table:table-cell office:value-type="time" office:time-value="PT12H07M10.063S">
            <text:p>12:07:10.06</text:p>
          </table:table-cell>
          <table:table-cell office:value-type="string">
            <text:p>Information Sharing for User Participants 1-8</text:p>
          </table:table-cell>
          <table:table-cell office:value-type="string">
            <text:p>/participants</text:p>
          </table:table-cell>
          <table:table-cell office:value-type="float" office:value="1856">
            <text:p>1856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68">
            <text:p>168</text:p>
          </table:table-cell>
          <table:table-cell office:value-type="time" office:time-value="PT12H07M11.893S">
            <text:p>12:07:11.89</text:p>
          </table:table-cell>
          <table:table-cell office:value-type="string">
            <text:p>Information Sharing for User Participants 1-10</text:p>
          </table:table-cell>
          <table:table-cell office:value-type="string">
            <text:p>/home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169">
            <text:p>169</text:p>
          </table:table-cell>
          <table:table-cell office:value-type="time" office:time-value="PT12H07M10.082S">
            <text:p>12:07:10.08</text:p>
          </table:table-cell>
          <table:table-cell office:value-type="string">
            <text:p>Information Sharing for User Participants 1-22</text:p>
          </table:table-cell>
          <table:table-cell office:value-type="string">
            <text:p>/participants</text:p>
          </table:table-cell>
          <table:table-cell office:value-type="float" office:value="1864">
            <text:p>1864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70">
            <text:p>170</text:p>
          </table:table-cell>
          <table:table-cell office:value-type="time" office:time-value="PT12H07M11.946S">
            <text:p>12:07:11.95</text:p>
          </table:table-cell>
          <table:table-cell office:value-type="string">
            <text:p>Information Sharing for User Participants 1-10</text:p>
          </table:table-cell>
          <table:table-cell office:value-type="string">
            <text:p>/logout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1">
            <text:p>171</text:p>
          </table:table-cell>
          <table:table-cell office:value-type="time" office:time-value="PT12H07M11.96S">
            <text:p>12:07:11.96</text:p>
          </table:table-cell>
          <table:table-cell office:value-type="string">
            <text:p>Information Sharing for User Participants 1-10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2">
            <text:p>172</text:p>
          </table:table-cell>
          <table:table-cell office:value-type="time" office:time-value="PT12H07M11.966S">
            <text:p>12:07:11.97</text:p>
          </table:table-cell>
          <table:table-cell office:value-type="string">
            <text:p>Information Sharing for User Participants 1-10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3">
            <text:p>173</text:p>
          </table:table-cell>
          <table:table-cell office:value-type="time" office:time-value="PT12H07M11.92S">
            <text:p>12:07:11.92</text:p>
          </table:table-cell>
          <table:table-cell office:value-type="string">
            <text:p>Information Sharing for User Participants 1-8</text:p>
          </table:table-cell>
          <table:table-cell office:value-type="string">
            <text:p>/home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26014">
            <text:p>26014</text:p>
          </table:table-cell>
          <table:table-cell table:number-columns-repeated="1017"/>
        </table:table-row>
        <table:table-row table:style-name="ro1">
          <table:table-cell office:value-type="float" office:value="174">
            <text:p>174</text:p>
          </table:table-cell>
          <table:table-cell office:value-type="time" office:time-value="PT12H07M11.975S">
            <text:p>12:07:11.98</text:p>
          </table:table-cell>
          <table:table-cell office:value-type="string">
            <text:p>Information Sharing for User Participants 1-8</text:p>
          </table:table-cell>
          <table:table-cell office:value-type="string">
            <text:p>/logout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5">
            <text:p>175</text:p>
          </table:table-cell>
          <table:table-cell office:value-type="time" office:time-value="PT12H07M11.988S">
            <text:p>12:07:11.99</text:p>
          </table:table-cell>
          <table:table-cell office:value-type="string">
            <text:p>Information Sharing for User Participants 1-8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6">
            <text:p>176</text:p>
          </table:table-cell>
          <table:table-cell office:value-type="time" office:time-value="PT12H07M11.948S">
            <text:p>12:07:11.95</text:p>
          </table:table-cell>
          <table:table-cell office:value-type="string">
            <text:p>Information Sharing for User Participants 1-22</text:p>
          </table:table-cell>
          <table:table-cell office:value-type="string">
            <text:p>/home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177">
            <text:p>177</text:p>
          </table:table-cell>
          <table:table-cell office:value-type="time" office:time-value="PT12H07M12.001S">
            <text:p>12:07:12.00</text:p>
          </table:table-cell>
          <table:table-cell office:value-type="string">
            <text:p>Information Sharing for User Participants 1-8</text:p>
          </table:table-cell>
          <table:table-cell office:value-type="string">
            <text:p>/login.html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8">
            <text:p>178</text:p>
          </table:table-cell>
          <table:table-cell office:value-type="time" office:time-value="PT12H07M12.003S">
            <text:p>12:07:12.00</text:p>
          </table:table-cell>
          <table:table-cell office:value-type="string">
            <text:p>Information Sharing for User Participants 1-22</text:p>
          </table:table-cell>
          <table:table-cell office:value-type="string">
            <text:p>/logout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9">
            <text:p>179</text:p>
          </table:table-cell>
          <table:table-cell office:value-type="time" office:time-value="PT12H07M12.016S">
            <text:p>12:07:12.02</text:p>
          </table:table-cell>
          <table:table-cell office:value-type="string">
            <text:p>Information Sharing for User Participants 1-22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0">
            <text:p>180</text:p>
          </table:table-cell>
          <table:table-cell office:value-type="time" office:time-value="PT12H07M10.166S">
            <text:p>12:07:10.17</text:p>
          </table:table-cell>
          <table:table-cell office:value-type="string">
            <text:p>Information Sharing for User Participants 1-17</text:p>
          </table:table-cell>
          <table:table-cell office:value-type="string">
            <text:p>/participants</text:p>
          </table:table-cell>
          <table:table-cell office:value-type="float" office:value="1855">
            <text:p>1855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81">
            <text:p>181</text:p>
          </table:table-cell>
          <table:table-cell office:value-type="time" office:time-value="PT12H07M12.026S">
            <text:p>12:07:12.03</text:p>
          </table:table-cell>
          <table:table-cell office:value-type="string">
            <text:p>Information Sharing for User Participants 1-22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2">
            <text:p>182</text:p>
          </table:table-cell>
          <table:table-cell office:value-type="time" office:time-value="PT12H07M10.212S">
            <text:p>12:07:10.21</text:p>
          </table:table-cell>
          <table:table-cell office:value-type="string">
            <text:p>Information Sharing for User Participants 1-7</text:p>
          </table:table-cell>
          <table:table-cell office:value-type="string">
            <text:p>/participants</text:p>
          </table:table-cell>
          <table:table-cell office:value-type="float" office:value="1840">
            <text:p>1840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83">
            <text:p>183</text:p>
          </table:table-cell>
          <table:table-cell office:value-type="time" office:time-value="PT12H07M12.023S">
            <text:p>12:07:12.02</text:p>
          </table:table-cell>
          <table:table-cell office:value-type="string">
            <text:p>Information Sharing for User Participants 1-17</text:p>
          </table:table-cell>
          <table:table-cell office:value-type="string">
            <text:p>/home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184">
            <text:p>184</text:p>
          </table:table-cell>
          <table:table-cell office:value-type="time" office:time-value="PT12H07M12.071S">
            <text:p>12:07:12.07</text:p>
          </table:table-cell>
          <table:table-cell office:value-type="string">
            <text:p>Information Sharing for User Participants 1-17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5">
            <text:p>185</text:p>
          </table:table-cell>
          <table:table-cell office:value-type="time" office:time-value="PT12H07M12.079S">
            <text:p>12:07:12.08</text:p>
          </table:table-cell>
          <table:table-cell office:value-type="string">
            <text:p>Information Sharing for User Participants 1-17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6">
            <text:p>186</text:p>
          </table:table-cell>
          <table:table-cell office:value-type="time" office:time-value="PT12H07M12.085S">
            <text:p>12:07:12.09</text:p>
          </table:table-cell>
          <table:table-cell office:value-type="string">
            <text:p>Information Sharing for User Participants 1-17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7">
            <text:p>187</text:p>
          </table:table-cell>
          <table:table-cell office:value-type="time" office:time-value="PT12H07M12.053S">
            <text:p>12:07:12.05</text:p>
          </table:table-cell>
          <table:table-cell office:value-type="string">
            <text:p>Information Sharing for User Participants 1-7</text:p>
          </table:table-cell>
          <table:table-cell office:value-type="string">
            <text:p>/home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26014">
            <text:p>26014</text:p>
          </table:table-cell>
          <table:table-cell table:number-columns-repeated="1017"/>
        </table:table-row>
        <table:table-row table:style-name="ro1">
          <table:table-cell office:value-type="float" office:value="188">
            <text:p>188</text:p>
          </table:table-cell>
          <table:table-cell office:value-type="time" office:time-value="PT12H07M12.103S">
            <text:p>12:07:12.10</text:p>
          </table:table-cell>
          <table:table-cell office:value-type="string">
            <text:p>Information Sharing for User Participants 1-7</text:p>
          </table:table-cell>
          <table:table-cell office:value-type="string">
            <text:p>/logout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9">
            <text:p>189</text:p>
          </table:table-cell>
          <table:table-cell office:value-type="time" office:time-value="PT12H07M12.109S">
            <text:p>12:07:12.11</text:p>
          </table:table-cell>
          <table:table-cell office:value-type="string">
            <text:p>Information Sharing for User Participants 1-7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0">
            <text:p>190</text:p>
          </table:table-cell>
          <table:table-cell office:value-type="time" office:time-value="PT12H07M12.113S">
            <text:p>12:07:12.11</text:p>
          </table:table-cell>
          <table:table-cell office:value-type="string">
            <text:p>Information Sharing for User Participants 1-7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1">
            <text:p>191</text:p>
          </table:table-cell>
          <table:table-cell office:value-type="time" office:time-value="PT12H07M10.121S">
            <text:p>12:07:10.12</text:p>
          </table:table-cell>
          <table:table-cell office:value-type="string">
            <text:p>Information Sharing for User Participants 1-20</text:p>
          </table:table-cell>
          <table:table-cell office:value-type="string">
            <text:p>/participants</text:p>
          </table:table-cell>
          <table:table-cell office:value-type="float" office:value="2083">
            <text:p>2083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92">
            <text:p>192</text:p>
          </table:table-cell>
          <table:table-cell office:value-type="time" office:time-value="PT12H07M10.103S">
            <text:p>12:07:10.10</text:p>
          </table:table-cell>
          <table:table-cell office:value-type="string">
            <text:p>Information Sharing for User Participants 1-21</text:p>
          </table:table-cell>
          <table:table-cell office:value-type="string">
            <text:p>/participants</text:p>
          </table:table-cell>
          <table:table-cell office:value-type="float" office:value="2103">
            <text:p>2103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93">
            <text:p>193</text:p>
          </table:table-cell>
          <table:table-cell office:value-type="time" office:time-value="PT12H07M10.064S">
            <text:p>12:07:10.06</text:p>
          </table:table-cell>
          <table:table-cell office:value-type="string">
            <text:p>Information Sharing for User Participants 1-12</text:p>
          </table:table-cell>
          <table:table-cell office:value-type="string">
            <text:p>/participants</text:p>
          </table:table-cell>
          <table:table-cell office:value-type="float" office:value="2149">
            <text:p>2149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194">
            <text:p>194</text:p>
          </table:table-cell>
          <table:table-cell office:value-type="time" office:time-value="PT12H07M12.216S">
            <text:p>12:07:12.22</text:p>
          </table:table-cell>
          <table:table-cell office:value-type="string">
            <text:p>Information Sharing for User Participants 1-12</text:p>
          </table:table-cell>
          <table:table-cell office:value-type="string">
            <text:p>/home</text:p>
          </table:table-cell>
          <table:table-cell office:value-type="float" office:value="62">
            <text:p>62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195">
            <text:p>195</text:p>
          </table:table-cell>
          <table:table-cell office:value-type="time" office:time-value="PT12H07M12.206S">
            <text:p>12:07:12.21</text:p>
          </table:table-cell>
          <table:table-cell office:value-type="string">
            <text:p>Information Sharing for User Participants 1-20</text:p>
          </table:table-cell>
          <table:table-cell office:value-type="string">
            <text:p>/home</text:p>
          </table:table-cell>
          <table:table-cell office:value-type="float" office:value="85">
            <text:p>85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196">
            <text:p>196</text:p>
          </table:table-cell>
          <table:table-cell office:value-type="time" office:time-value="PT12H07M12.279S">
            <text:p>12:07:12.28</text:p>
          </table:table-cell>
          <table:table-cell office:value-type="string">
            <text:p>Information Sharing for User Participants 1-12</text:p>
          </table:table-cell>
          <table:table-cell office:value-type="string">
            <text:p>/logout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7">
            <text:p>197</text:p>
          </table:table-cell>
          <table:table-cell office:value-type="time" office:time-value="PT12H07M12.294S">
            <text:p>12:07:12.29</text:p>
          </table:table-cell>
          <table:table-cell office:value-type="string">
            <text:p>Information Sharing for User Participants 1-12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8">
            <text:p>198</text:p>
          </table:table-cell>
          <table:table-cell office:value-type="time" office:time-value="PT12H07M12.294S">
            <text:p>12:07:12.29</text:p>
          </table:table-cell>
          <table:table-cell office:value-type="string">
            <text:p>Information Sharing for User Participants 1-20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9">
            <text:p>199</text:p>
          </table:table-cell>
          <table:table-cell office:value-type="time" office:time-value="PT12H07M12.3S">
            <text:p>12:07:12.30</text:p>
          </table:table-cell>
          <table:table-cell office:value-type="string">
            <text:p>Information Sharing for User Participants 1-12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00">
            <text:p>200</text:p>
          </table:table-cell>
          <table:table-cell office:value-type="time" office:time-value="PT12H07M12.209S">
            <text:p>12:07:12.21</text:p>
          </table:table-cell>
          <table:table-cell office:value-type="string">
            <text:p>Information Sharing for User Participants 1-21</text:p>
          </table:table-cell>
          <table:table-cell office:value-type="string">
            <text:p>/home</text:p>
          </table:table-cell>
          <table:table-cell office:value-type="float" office:value="96">
            <text:p>96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201">
            <text:p>201</text:p>
          </table:table-cell>
          <table:table-cell office:value-type="time" office:time-value="PT12H07M12.303S">
            <text:p>12:07:12.30</text:p>
          </table:table-cell>
          <table:table-cell office:value-type="string">
            <text:p>Information Sharing for User Participants 1-20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2">
            <text:p>202</text:p>
          </table:table-cell>
          <table:table-cell office:value-type="time" office:time-value="PT12H07M12.306S">
            <text:p>12:07:12.31</text:p>
          </table:table-cell>
          <table:table-cell office:value-type="string">
            <text:p>Information Sharing for User Participants 1-21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3">
            <text:p>203</text:p>
          </table:table-cell>
          <table:table-cell office:value-type="time" office:time-value="PT12H07M12.311S">
            <text:p>12:07:12.31</text:p>
          </table:table-cell>
          <table:table-cell office:value-type="string">
            <text:p>Information Sharing for User Participants 1-20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04">
            <text:p>204</text:p>
          </table:table-cell>
          <table:table-cell office:value-type="time" office:time-value="PT12H07M12.314S">
            <text:p>12:07:12.31</text:p>
          </table:table-cell>
          <table:table-cell office:value-type="string">
            <text:p>Information Sharing for User Participants 1-21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5">
            <text:p>205</text:p>
          </table:table-cell>
          <table:table-cell office:value-type="time" office:time-value="PT12H07M12.319S">
            <text:p>12:07:12.32</text:p>
          </table:table-cell>
          <table:table-cell office:value-type="string">
            <text:p>Information Sharing for User Participants 1-21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06">
            <text:p>206</text:p>
          </table:table-cell>
          <table:table-cell office:value-type="time" office:time-value="PT12H07M10.483S">
            <text:p>12:07:10.48</text:p>
          </table:table-cell>
          <table:table-cell office:value-type="string">
            <text:p>Information Sharing for User Participants 1-30</text:p>
          </table:table-cell>
          <table:table-cell office:value-type="string">
            <text:p>/participants</text:p>
          </table:table-cell>
          <table:table-cell office:value-type="float" office:value="1848">
            <text:p>1848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207">
            <text:p>207</text:p>
          </table:table-cell>
          <table:table-cell office:value-type="time" office:time-value="PT12H07M10.43S">
            <text:p>12:07:10.43</text:p>
          </table:table-cell>
          <table:table-cell office:value-type="string">
            <text:p>Information Sharing for User Participants 1-27</text:p>
          </table:table-cell>
          <table:table-cell office:value-type="string">
            <text:p>/participants</text:p>
          </table:table-cell>
          <table:table-cell office:value-type="float" office:value="1907">
            <text:p>1907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208">
            <text:p>208</text:p>
          </table:table-cell>
          <table:table-cell office:value-type="time" office:time-value="PT12H07M10.028S">
            <text:p>12:07:10.03</text:p>
          </table:table-cell>
          <table:table-cell office:value-type="string">
            <text:p>Information Sharing for User Participants 1-11</text:p>
          </table:table-cell>
          <table:table-cell office:value-type="string">
            <text:p>/participants</text:p>
          </table:table-cell>
          <table:table-cell office:value-type="float" office:value="2329">
            <text:p>2329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209">
            <text:p>209</text:p>
          </table:table-cell>
          <table:table-cell office:value-type="time" office:time-value="PT12H07M12.333S">
            <text:p>12:07:12.33</text:p>
          </table:table-cell>
          <table:table-cell office:value-type="string">
            <text:p>Information Sharing for User Participants 1-30</text:p>
          </table:table-cell>
          <table:table-cell office:value-type="string">
            <text:p>/home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210">
            <text:p>210</text:p>
          </table:table-cell>
          <table:table-cell office:value-type="time" office:time-value="PT12H07M10.537S">
            <text:p>12:07:10.54</text:p>
          </table:table-cell>
          <table:table-cell office:value-type="string">
            <text:p>Information Sharing for User Participants 1-15</text:p>
          </table:table-cell>
          <table:table-cell office:value-type="string">
            <text:p>/participants</text:p>
          </table:table-cell>
          <table:table-cell office:value-type="float" office:value="1870">
            <text:p>1870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211">
            <text:p>211</text:p>
          </table:table-cell>
          <table:table-cell office:value-type="time" office:time-value="PT12H07M12.36S">
            <text:p>12:07:12.36</text:p>
          </table:table-cell>
          <table:table-cell office:value-type="string">
            <text:p>Information Sharing for User Participants 1-11</text:p>
          </table:table-cell>
          <table:table-cell office:value-type="string">
            <text:p>/home</text:p>
          </table:table-cell>
          <table:table-cell office:value-type="float" office:value="64">
            <text:p>64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212">
            <text:p>212</text:p>
          </table:table-cell>
          <table:table-cell office:value-type="time" office:time-value="PT12H07M12.4S">
            <text:p>12:07:12.40</text:p>
          </table:table-cell>
          <table:table-cell office:value-type="string">
            <text:p>Information Sharing for User Participants 1-30</text:p>
          </table:table-cell>
          <table:table-cell office:value-type="string">
            <text:p>/logout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3">
            <text:p>213</text:p>
          </table:table-cell>
          <table:table-cell office:value-type="time" office:time-value="PT12H07M12.34S">
            <text:p>12:07:12.34</text:p>
          </table:table-cell>
          <table:table-cell office:value-type="string">
            <text:p>Information Sharing for User Participants 1-27</text:p>
          </table:table-cell>
          <table:table-cell office:value-type="string">
            <text:p>/home</text:p>
          </table:table-cell>
          <table:table-cell office:value-type="float" office:value="93">
            <text:p>93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214">
            <text:p>214</text:p>
          </table:table-cell>
          <table:table-cell office:value-type="time" office:time-value="PT12H07M12.434S">
            <text:p>12:07:12.43</text:p>
          </table:table-cell>
          <table:table-cell office:value-type="string">
            <text:p>Information Sharing for User Participants 1-27</text:p>
          </table:table-cell>
          <table:table-cell office:value-type="string">
            <text:p>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5">
            <text:p>215</text:p>
          </table:table-cell>
          <table:table-cell office:value-type="time" office:time-value="PT12H07M12.427S">
            <text:p>12:07:12.43</text:p>
          </table:table-cell>
          <table:table-cell office:value-type="string">
            <text:p>Information Sharing for User Participants 1-30</text:p>
          </table:table-cell>
          <table:table-cell office:value-type="string">
            <text:p>/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6">
            <text:p>216</text:p>
          </table:table-cell>
          <table:table-cell office:value-type="time" office:time-value="PT12H07M12.425S">
            <text:p>12:07:12.43</text:p>
          </table:table-cell>
          <table:table-cell office:value-type="string">
            <text:p>Information Sharing for User Participants 1-11</text:p>
          </table:table-cell>
          <table:table-cell office:value-type="string">
            <text:p>/logout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7">
            <text:p>217</text:p>
          </table:table-cell>
          <table:table-cell office:value-type="time" office:time-value="PT12H07M12.448S">
            <text:p>12:07:12.45</text:p>
          </table:table-cell>
          <table:table-cell office:value-type="string">
            <text:p>Information Sharing for User Participants 1-30</text:p>
          </table:table-cell>
          <table:table-cell office:value-type="string">
            <text:p>/login.html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18">
            <text:p>218</text:p>
          </table:table-cell>
          <table:table-cell office:value-type="time" office:time-value="PT12H07M12.446S">
            <text:p>12:07:12.45</text:p>
          </table:table-cell>
          <table:table-cell office:value-type="string">
            <text:p>Information Sharing for User Participants 1-27</text:p>
          </table:table-cell>
          <table:table-cell office:value-type="string">
            <text:p>/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9">
            <text:p>219</text:p>
          </table:table-cell>
          <table:table-cell office:value-type="time" office:time-value="PT12H07M12.409S">
            <text:p>12:07:12.41</text:p>
          </table:table-cell>
          <table:table-cell office:value-type="string">
            <text:p>Information Sharing for User Participants 1-15</text:p>
          </table:table-cell>
          <table:table-cell office:value-type="string">
            <text:p>/home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220">
            <text:p>220</text:p>
          </table:table-cell>
          <table:table-cell office:value-type="time" office:time-value="PT12H07M12.464S">
            <text:p>12:07:12.46</text:p>
          </table:table-cell>
          <table:table-cell office:value-type="string">
            <text:p>Information Sharing for User Participants 1-27</text:p>
          </table:table-cell>
          <table:table-cell office:value-type="string">
            <text:p>/login.html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21">
            <text:p>221</text:p>
          </table:table-cell>
          <table:table-cell office:value-type="time" office:time-value="PT12H07M12.45S">
            <text:p>12:07:12.45</text:p>
          </table:table-cell>
          <table:table-cell office:value-type="string">
            <text:p>Information Sharing for User Participants 1-11</text:p>
          </table:table-cell>
          <table:table-cell office:value-type="string">
            <text:p>/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2">
            <text:p>222</text:p>
          </table:table-cell>
          <table:table-cell office:value-type="time" office:time-value="PT12H07M12.479S">
            <text:p>12:07:12.48</text:p>
          </table:table-cell>
          <table:table-cell office:value-type="string">
            <text:p>Information Sharing for User Participants 1-11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23">
            <text:p>223</text:p>
          </table:table-cell>
          <table:table-cell office:value-type="time" office:time-value="PT12H07M12.47S">
            <text:p>12:07:12.47</text:p>
          </table:table-cell>
          <table:table-cell office:value-type="string">
            <text:p>Information Sharing for User Participants 1-15</text:p>
          </table:table-cell>
          <table:table-cell office:value-type="string">
            <text:p>/logout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4">
            <text:p>224</text:p>
          </table:table-cell>
          <table:table-cell office:value-type="time" office:time-value="PT12H07M12.489S">
            <text:p>12:07:12.49</text:p>
          </table:table-cell>
          <table:table-cell office:value-type="string">
            <text:p>Information Sharing for User Participants 1-15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5">
            <text:p>225</text:p>
          </table:table-cell>
          <table:table-cell office:value-type="time" office:time-value="PT12H07M12.495S">
            <text:p>12:07:12.50</text:p>
          </table:table-cell>
          <table:table-cell office:value-type="string">
            <text:p>Information Sharing for User Participants 1-15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26">
            <text:p>226</text:p>
          </table:table-cell>
          <table:table-cell office:value-type="time" office:time-value="PT12H07M10.718S">
            <text:p>12:07:10.72</text:p>
          </table:table-cell>
          <table:table-cell office:value-type="string">
            <text:p>Information Sharing for User Participants 1-24</text:p>
          </table:table-cell>
          <table:table-cell office:value-type="string">
            <text:p>/participants</text:p>
          </table:table-cell>
          <table:table-cell office:value-type="float" office:value="1807">
            <text:p>1807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227">
            <text:p>227</text:p>
          </table:table-cell>
          <table:table-cell office:value-type="time" office:time-value="PT12H07M10.698S">
            <text:p>12:07:10.70</text:p>
          </table:table-cell>
          <table:table-cell office:value-type="string">
            <text:p>Information Sharing for User Participants 1-25</text:p>
          </table:table-cell>
          <table:table-cell office:value-type="string">
            <text:p>/participants</text:p>
          </table:table-cell>
          <table:table-cell office:value-type="float" office:value="1856">
            <text:p>1856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228">
            <text:p>228</text:p>
          </table:table-cell>
          <table:table-cell office:value-type="time" office:time-value="PT12H07M12.526S">
            <text:p>12:07:12.53</text:p>
          </table:table-cell>
          <table:table-cell office:value-type="string">
            <text:p>Information Sharing for User Participants 1-24</text:p>
          </table:table-cell>
          <table:table-cell office:value-type="string">
            <text:p>/home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229">
            <text:p>229</text:p>
          </table:table-cell>
          <table:table-cell office:value-type="time" office:time-value="PT12H07M12.569S">
            <text:p>12:07:12.57</text:p>
          </table:table-cell>
          <table:table-cell office:value-type="string">
            <text:p>Information Sharing for User Participants 1-24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0">
            <text:p>230</text:p>
          </table:table-cell>
          <table:table-cell office:value-type="time" office:time-value="PT12H07M12.579S">
            <text:p>12:07:12.58</text:p>
          </table:table-cell>
          <table:table-cell office:value-type="string">
            <text:p>Information Sharing for User Participants 1-24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1">
            <text:p>231</text:p>
          </table:table-cell>
          <table:table-cell office:value-type="time" office:time-value="PT12H07M12.586S">
            <text:p>12:07:12.59</text:p>
          </table:table-cell>
          <table:table-cell office:value-type="string">
            <text:p>Information Sharing for User Participants 1-24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32">
            <text:p>232</text:p>
          </table:table-cell>
          <table:table-cell office:value-type="time" office:time-value="PT12H07M12.557S">
            <text:p>12:07:12.56</text:p>
          </table:table-cell>
          <table:table-cell office:value-type="string">
            <text:p>Information Sharing for User Participants 1-25</text:p>
          </table:table-cell>
          <table:table-cell office:value-type="string">
            <text:p>/home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233">
            <text:p>233</text:p>
          </table:table-cell>
          <table:table-cell office:value-type="time" office:time-value="PT12H07M12.603S">
            <text:p>12:07:12.60</text:p>
          </table:table-cell>
          <table:table-cell office:value-type="string">
            <text:p>Information Sharing for User Participants 1-25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4">
            <text:p>234</text:p>
          </table:table-cell>
          <table:table-cell office:value-type="time" office:time-value="PT12H07M12.611S">
            <text:p>12:07:12.61</text:p>
          </table:table-cell>
          <table:table-cell office:value-type="string">
            <text:p>Information Sharing for User Participants 1-25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5">
            <text:p>235</text:p>
          </table:table-cell>
          <table:table-cell office:value-type="time" office:time-value="PT12H07M12.618S">
            <text:p>12:07:12.62</text:p>
          </table:table-cell>
          <table:table-cell office:value-type="string">
            <text:p>Information Sharing for User Participants 1-25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36">
            <text:p>236</text:p>
          </table:table-cell>
          <table:table-cell office:value-type="time" office:time-value="PT12H07M10.634S">
            <text:p>12:07:10.63</text:p>
          </table:table-cell>
          <table:table-cell office:value-type="string">
            <text:p>Information Sharing for User Participants 1-26</text:p>
          </table:table-cell>
          <table:table-cell office:value-type="string">
            <text:p>/participants</text:p>
          </table:table-cell>
          <table:table-cell office:value-type="float" office:value="2138">
            <text:p>2138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237">
            <text:p>237</text:p>
          </table:table-cell>
          <table:table-cell office:value-type="time" office:time-value="PT12H07M12.773S">
            <text:p>12:07:12.77</text:p>
          </table:table-cell>
          <table:table-cell office:value-type="string">
            <text:p>Information Sharing for User Participants 1-26</text:p>
          </table:table-cell>
          <table:table-cell office:value-type="string">
            <text:p>/home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238">
            <text:p>238</text:p>
          </table:table-cell>
          <table:table-cell office:value-type="time" office:time-value="PT12H07M12.812S">
            <text:p>12:07:12.81</text:p>
          </table:table-cell>
          <table:table-cell office:value-type="string">
            <text:p>Information Sharing for User Participants 1-26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9">
            <text:p>239</text:p>
          </table:table-cell>
          <table:table-cell office:value-type="time" office:time-value="PT12H07M12.819S">
            <text:p>12:07:12.82</text:p>
          </table:table-cell>
          <table:table-cell office:value-type="string">
            <text:p>Information Sharing for User Participants 1-26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0">
            <text:p>240</text:p>
          </table:table-cell>
          <table:table-cell office:value-type="time" office:time-value="PT12H07M12.823S">
            <text:p>12:07:12.82</text:p>
          </table:table-cell>
          <table:table-cell office:value-type="string">
            <text:p>Information Sharing for User Participants 1-26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41">
            <text:p>241</text:p>
          </table:table-cell>
          <table:table-cell office:value-type="time" office:time-value="PT12H07M08.053S">
            <text:p>12:07:08.05</text:p>
          </table:table-cell>
          <table:table-cell office:value-type="string">
            <text:p>Information Sharing for User Participants 1-1</text:p>
          </table:table-cell>
          <table:table-cell office:value-type="string">
            <text:p>/participants</text:p>
          </table:table-cell>
          <table:table-cell office:value-type="float" office:value="21094">
            <text:p>21094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242">
            <text:p>242</text:p>
          </table:table-cell>
          <table:table-cell office:value-type="time" office:time-value="PT12H07M29.149S">
            <text:p>12:07:29.15</text:p>
          </table:table-cell>
          <table:table-cell office:value-type="string">
            <text:p>Information Sharing for User Participants 1-1</text:p>
          </table:table-cell>
          <table:table-cell office:value-type="string">
            <text:p>/home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26014">
            <text:p>26014</text:p>
          </table:table-cell>
          <table:table-cell table:number-columns-repeated="1017"/>
        </table:table-row>
        <table:table-row table:style-name="ro1">
          <table:table-cell office:value-type="float" office:value="243">
            <text:p>243</text:p>
          </table:table-cell>
          <table:table-cell office:value-type="time" office:time-value="PT12H07M29.201S">
            <text:p>12:07:29.20</text:p>
          </table:table-cell>
          <table:table-cell office:value-type="string">
            <text:p>Information Sharing for User Participants 1-1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4">
            <text:p>244</text:p>
          </table:table-cell>
          <table:table-cell office:value-type="time" office:time-value="PT12H07M29.208S">
            <text:p>12:07:29.21</text:p>
          </table:table-cell>
          <table:table-cell office:value-type="string">
            <text:p>Information Sharing for User Participants 1-1</text:p>
          </table:table-cell>
          <table:table-cell office:value-type="string">
            <text:p>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5">
            <text:p>245</text:p>
          </table:table-cell>
          <table:table-cell office:value-type="time" office:time-value="PT12H07M29.213S">
            <text:p>12:07:29.21</text:p>
          </table:table-cell>
          <table:table-cell office:value-type="string">
            <text:p>Information Sharing for User Participants 1-1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46">
            <text:p>246</text:p>
          </table:table-cell>
          <table:table-cell office:value-type="time" office:time-value="PT12H07M08.767S">
            <text:p>12:07:08.77</text:p>
          </table:table-cell>
          <table:table-cell office:value-type="string">
            <text:p>Information Sharing for User Participants 1-4</text:p>
          </table:table-cell>
          <table:table-cell office:value-type="string">
            <text:p>/participants</text:p>
          </table:table-cell>
          <table:table-cell office:value-type="float" office:value="21064">
            <text:p>21064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247">
            <text:p>247</text:p>
          </table:table-cell>
          <table:table-cell office:value-type="time" office:time-value="PT12H07M29.832S">
            <text:p>12:07:29.83</text:p>
          </table:table-cell>
          <table:table-cell office:value-type="string">
            <text:p>Information Sharing for User Participants 1-4</text:p>
          </table:table-cell>
          <table:table-cell office:value-type="string">
            <text:p>/home</text:p>
          </table:table-cell>
          <table:table-cell office:value-type="float" office:value="161">
            <text:p>161</text:p>
          </table:table-cell>
          <table:table-cell office:value-type="string">
            <text:p>Success</text:p>
          </table:table-cell>
          <table:table-cell office:value-type="float" office:value="26014">
            <text:p>26014</text:p>
          </table:table-cell>
          <table:table-cell table:number-columns-repeated="1017"/>
        </table:table-row>
        <table:table-row table:style-name="ro1">
          <table:table-cell office:value-type="float" office:value="248">
            <text:p>248</text:p>
          </table:table-cell>
          <table:table-cell office:value-type="time" office:time-value="PT12H07M29.995S">
            <text:p>12:07:30.00</text:p>
          </table:table-cell>
          <table:table-cell office:value-type="string">
            <text:p>Information Sharing for User Participants 1-4</text:p>
          </table:table-cell>
          <table:table-cell office:value-type="string">
            <text:p>/logout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9">
            <text:p>249</text:p>
          </table:table-cell>
          <table:table-cell office:value-type="time" office:time-value="PT12H07M30.001S">
            <text:p>12:07:30.00</text:p>
          </table:table-cell>
          <table:table-cell office:value-type="string">
            <text:p>Information Sharing for User Participants 1-4</text:p>
          </table:table-cell>
          <table:table-cell office:value-type="string">
            <text:p>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0">
            <text:p>250</text:p>
          </table:table-cell>
          <table:table-cell office:value-type="time" office:time-value="PT12H07M30.005S">
            <text:p>12:07:30.01</text:p>
          </table:table-cell>
          <table:table-cell office:value-type="string">
            <text:p>Information Sharing for User Participants 1-4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1">
            <text:p>251</text:p>
          </table:table-cell>
          <table:table-cell office:value-type="time" office:time-value="PT12H07M09.518S">
            <text:p>12:07:09.52</text:p>
          </table:table-cell>
          <table:table-cell office:value-type="string">
            <text:p>Information Sharing for User Participants 1-9</text:p>
          </table:table-cell>
          <table:table-cell office:value-type="string">
            <text:p>/participants</text:p>
          </table:table-cell>
          <table:table-cell office:value-type="float" office:value="21049">
            <text:p>21049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252">
            <text:p>252</text:p>
          </table:table-cell>
          <table:table-cell office:value-type="time" office:time-value="PT12H07M30.57S">
            <text:p>12:07:30.57</text:p>
          </table:table-cell>
          <table:table-cell office:value-type="string">
            <text:p>Information Sharing for User Participants 1-9</text:p>
          </table:table-cell>
          <table:table-cell office:value-type="string">
            <text:p>/home</text:p>
          </table:table-cell>
          <table:table-cell office:value-type="float" office:value="125">
            <text:p>125</text:p>
          </table:table-cell>
          <table:table-cell office:value-type="string">
            <text:p>Success</text:p>
          </table:table-cell>
          <table:table-cell office:value-type="float" office:value="26014">
            <text:p>26014</text:p>
          </table:table-cell>
          <table:table-cell table:number-columns-repeated="1017"/>
        </table:table-row>
        <table:table-row table:style-name="ro1">
          <table:table-cell office:value-type="float" office:value="253">
            <text:p>253</text:p>
          </table:table-cell>
          <table:table-cell office:value-type="time" office:time-value="PT12H07M30.696S">
            <text:p>12:07:30.70</text:p>
          </table:table-cell>
          <table:table-cell office:value-type="string">
            <text:p>Information Sharing for User Participants 1-9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4">
            <text:p>254</text:p>
          </table:table-cell>
          <table:table-cell office:value-type="time" office:time-value="PT12H07M30.703S">
            <text:p>12:07:30.70</text:p>
          </table:table-cell>
          <table:table-cell office:value-type="string">
            <text:p>Information Sharing for User Participants 1-9</text:p>
          </table:table-cell>
          <table:table-cell office:value-type="string">
            <text:p>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5">
            <text:p>255</text:p>
          </table:table-cell>
          <table:table-cell office:value-type="time" office:time-value="PT12H07M30.707S">
            <text:p>12:07:30.71</text:p>
          </table:table-cell>
          <table:table-cell office:value-type="string">
            <text:p>Information Sharing for User Participants 1-9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6">
            <text:p>256</text:p>
          </table:table-cell>
          <table:table-cell office:value-type="time" office:time-value="PT12H07M09.683S">
            <text:p>12:07:09.68</text:p>
          </table:table-cell>
          <table:table-cell office:value-type="string">
            <text:p>Information Sharing for User Participants 1-19</text:p>
          </table:table-cell>
          <table:table-cell office:value-type="string">
            <text:p>/participants</text:p>
          </table:table-cell>
          <table:table-cell office:value-type="float" office:value="21074">
            <text:p>21074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257">
            <text:p>257</text:p>
          </table:table-cell>
          <table:table-cell office:value-type="time" office:time-value="PT12H07M30.76S">
            <text:p>12:07:30.76</text:p>
          </table:table-cell>
          <table:table-cell office:value-type="string">
            <text:p>Information Sharing for User Participants 1-19</text:p>
          </table:table-cell>
          <table:table-cell office:value-type="string">
            <text:p>/home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258">
            <text:p>258</text:p>
          </table:table-cell>
          <table:table-cell office:value-type="time" office:time-value="PT12H07M30.813S">
            <text:p>12:07:30.81</text:p>
          </table:table-cell>
          <table:table-cell office:value-type="string">
            <text:p>Information Sharing for User Participants 1-19</text:p>
          </table:table-cell>
          <table:table-cell office:value-type="string">
            <text:p>/logout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9">
            <text:p>259</text:p>
          </table:table-cell>
          <table:table-cell office:value-type="time" office:time-value="PT12H07M30.819S">
            <text:p>12:07:30.82</text:p>
          </table:table-cell>
          <table:table-cell office:value-type="string">
            <text:p>Information Sharing for User Participants 1-19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0">
            <text:p>260</text:p>
          </table:table-cell>
          <table:table-cell office:value-type="time" office:time-value="PT12H07M30.824S">
            <text:p>12:07:30.82</text:p>
          </table:table-cell>
          <table:table-cell office:value-type="string">
            <text:p>Information Sharing for User Participants 1-19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1">
            <text:p>261</text:p>
          </table:table-cell>
          <table:table-cell office:value-type="time" office:time-value="PT12H07M10.144S">
            <text:p>12:07:10.14</text:p>
          </table:table-cell>
          <table:table-cell office:value-type="string">
            <text:p>Information Sharing for User Participants 1-18</text:p>
          </table:table-cell>
          <table:table-cell office:value-type="string">
            <text:p>/participants</text:p>
          </table:table-cell>
          <table:table-cell office:value-type="float" office:value="21063">
            <text:p>21063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262">
            <text:p>262</text:p>
          </table:table-cell>
          <table:table-cell office:value-type="time" office:time-value="PT12H07M10.184S">
            <text:p>12:07:10.18</text:p>
          </table:table-cell>
          <table:table-cell office:value-type="string">
            <text:p>Information Sharing for User Participants 1-5</text:p>
          </table:table-cell>
          <table:table-cell office:value-type="string">
            <text:p>/participants</text:p>
          </table:table-cell>
          <table:table-cell office:value-type="float" office:value="21058">
            <text:p>21058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263">
            <text:p>263</text:p>
          </table:table-cell>
          <table:table-cell office:value-type="time" office:time-value="PT12H07M10.168S">
            <text:p>12:07:10.17</text:p>
          </table:table-cell>
          <table:table-cell office:value-type="string">
            <text:p>Information Sharing for User Participants 1-6</text:p>
          </table:table-cell>
          <table:table-cell office:value-type="string">
            <text:p>/participants</text:p>
          </table:table-cell>
          <table:table-cell office:value-type="float" office:value="21078">
            <text:p>21078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264">
            <text:p>264</text:p>
          </table:table-cell>
          <table:table-cell office:value-type="time" office:time-value="PT12H07M31.208S">
            <text:p>12:07:31.21</text:p>
          </table:table-cell>
          <table:table-cell office:value-type="string">
            <text:p>Information Sharing for User Participants 1-18</text:p>
          </table:table-cell>
          <table:table-cell office:value-type="string">
            <text:p>/home</text:p>
          </table:table-cell>
          <table:table-cell office:value-type="float" office:value="87">
            <text:p>87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265">
            <text:p>265</text:p>
          </table:table-cell>
          <table:table-cell office:value-type="time" office:time-value="PT12H07M31.297S">
            <text:p>12:07:31.30</text:p>
          </table:table-cell>
          <table:table-cell office:value-type="string">
            <text:p>Information Sharing for User Participants 1-18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6">
            <text:p>266</text:p>
          </table:table-cell>
          <table:table-cell office:value-type="time" office:time-value="PT12H07M31.305S">
            <text:p>12:07:31.31</text:p>
          </table:table-cell>
          <table:table-cell office:value-type="string">
            <text:p>Information Sharing for User Participants 1-18</text:p>
          </table:table-cell>
          <table:table-cell office:value-type="string">
            <text:p>/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7">
            <text:p>267</text:p>
          </table:table-cell>
          <table:table-cell office:value-type="time" office:time-value="PT12H07M31.311S">
            <text:p>12:07:31.31</text:p>
          </table:table-cell>
          <table:table-cell office:value-type="string">
            <text:p>Information Sharing for User Participants 1-1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8">
            <text:p>268</text:p>
          </table:table-cell>
          <table:table-cell office:value-type="time" office:time-value="PT12H07M10.273S">
            <text:p>12:07:10.27</text:p>
          </table:table-cell>
          <table:table-cell office:value-type="string">
            <text:p>Information Sharing for User Participants 1-13</text:p>
          </table:table-cell>
          <table:table-cell office:value-type="string">
            <text:p>/participants</text:p>
          </table:table-cell>
          <table:table-cell office:value-type="float" office:value="21062">
            <text:p>21062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269">
            <text:p>269</text:p>
          </table:table-cell>
          <table:table-cell office:value-type="time" office:time-value="PT12H07M31.245S">
            <text:p>12:07:31.25</text:p>
          </table:table-cell>
          <table:table-cell office:value-type="string">
            <text:p>Information Sharing for User Participants 1-5</text:p>
          </table:table-cell>
          <table:table-cell office:value-type="string">
            <text:p>/home</text:p>
          </table:table-cell>
          <table:table-cell office:value-type="float" office:value="109">
            <text:p>109</text:p>
          </table:table-cell>
          <table:table-cell office:value-type="string">
            <text:p>Success</text:p>
          </table:table-cell>
          <table:table-cell office:value-type="float" office:value="26014">
            <text:p>26014</text:p>
          </table:table-cell>
          <table:table-cell table:number-columns-repeated="1017"/>
        </table:table-row>
        <table:table-row table:style-name="ro1">
          <table:table-cell office:value-type="float" office:value="270">
            <text:p>270</text:p>
          </table:table-cell>
          <table:table-cell office:value-type="time" office:time-value="PT12H07M31.356S">
            <text:p>12:07:31.36</text:p>
          </table:table-cell>
          <table:table-cell office:value-type="string">
            <text:p>Information Sharing for User Participants 1-5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1">
            <text:p>271</text:p>
          </table:table-cell>
          <table:table-cell office:value-type="time" office:time-value="PT12H07M31.362S">
            <text:p>12:07:31.36</text:p>
          </table:table-cell>
          <table:table-cell office:value-type="string">
            <text:p>Information Sharing for User Participants 1-5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2">
            <text:p>272</text:p>
          </table:table-cell>
          <table:table-cell office:value-type="time" office:time-value="PT12H07M31.367S">
            <text:p>12:07:31.37</text:p>
          </table:table-cell>
          <table:table-cell office:value-type="string">
            <text:p>Information Sharing for User Participants 1-5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73">
            <text:p>273</text:p>
          </table:table-cell>
          <table:table-cell office:value-type="time" office:time-value="PT12H07M31.249S">
            <text:p>12:07:31.25</text:p>
          </table:table-cell>
          <table:table-cell office:value-type="string">
            <text:p>Information Sharing for User Participants 1-6</text:p>
          </table:table-cell>
          <table:table-cell office:value-type="string">
            <text:p>/home</text:p>
          </table:table-cell>
          <table:table-cell office:value-type="float" office:value="143">
            <text:p>143</text:p>
          </table:table-cell>
          <table:table-cell office:value-type="string">
            <text:p>Success</text:p>
          </table:table-cell>
          <table:table-cell office:value-type="float" office:value="26014">
            <text:p>26014</text:p>
          </table:table-cell>
          <table:table-cell table:number-columns-repeated="1017"/>
        </table:table-row>
        <table:table-row table:style-name="ro1">
          <table:table-cell office:value-type="float" office:value="274">
            <text:p>274</text:p>
          </table:table-cell>
          <table:table-cell office:value-type="time" office:time-value="PT12H07M31.393S">
            <text:p>12:07:31.39</text:p>
          </table:table-cell>
          <table:table-cell office:value-type="string">
            <text:p>Information Sharing for User Participants 1-6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5">
            <text:p>275</text:p>
          </table:table-cell>
          <table:table-cell office:value-type="time" office:time-value="PT12H07M31.4S">
            <text:p>12:07:31.40</text:p>
          </table:table-cell>
          <table:table-cell office:value-type="string">
            <text:p>Information Sharing for User Participants 1-6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6">
            <text:p>276</text:p>
          </table:table-cell>
          <table:table-cell office:value-type="time" office:time-value="PT12H07M31.404S">
            <text:p>12:07:31.40</text:p>
          </table:table-cell>
          <table:table-cell office:value-type="string">
            <text:p>Information Sharing for User Participants 1-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77">
            <text:p>277</text:p>
          </table:table-cell>
          <table:table-cell office:value-type="time" office:time-value="PT12H07M31.337S">
            <text:p>12:07:31.34</text:p>
          </table:table-cell>
          <table:table-cell office:value-type="string">
            <text:p>Information Sharing for User Participants 1-13</text:p>
          </table:table-cell>
          <table:table-cell office:value-type="string">
            <text:p>/home</text:p>
          </table:table-cell>
          <table:table-cell office:value-type="float" office:value="85">
            <text:p>85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278">
            <text:p>278</text:p>
          </table:table-cell>
          <table:table-cell office:value-type="time" office:time-value="PT12H07M31.425S">
            <text:p>12:07:31.43</text:p>
          </table:table-cell>
          <table:table-cell office:value-type="string">
            <text:p>Information Sharing for User Participants 1-13</text:p>
          </table:table-cell>
          <table:table-cell office:value-type="string">
            <text:p>/logout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9">
            <text:p>279</text:p>
          </table:table-cell>
          <table:table-cell office:value-type="time" office:time-value="PT12H07M31.43S">
            <text:p>12:07:31.43</text:p>
          </table:table-cell>
          <table:table-cell office:value-type="string">
            <text:p>Information Sharing for User Participants 1-13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0">
            <text:p>280</text:p>
          </table:table-cell>
          <table:table-cell office:value-type="time" office:time-value="PT12H07M31.435S">
            <text:p>12:07:31.44</text:p>
          </table:table-cell>
          <table:table-cell office:value-type="string">
            <text:p>Information Sharing for User Participants 1-1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1">
            <text:p>281</text:p>
          </table:table-cell>
          <table:table-cell office:value-type="time" office:time-value="PT12H07M10.467S">
            <text:p>12:07:10.47</text:p>
          </table:table-cell>
          <table:table-cell office:value-type="string">
            <text:p>Information Sharing for User Participants 1-29</text:p>
          </table:table-cell>
          <table:table-cell office:value-type="string">
            <text:p>/participants</text:p>
          </table:table-cell>
          <table:table-cell office:value-type="float" office:value="21061">
            <text:p>21061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282">
            <text:p>282</text:p>
          </table:table-cell>
          <table:table-cell office:value-type="time" office:time-value="PT12H07M10.455S">
            <text:p>12:07:10.46</text:p>
          </table:table-cell>
          <table:table-cell office:value-type="string">
            <text:p>Information Sharing for User Participants 1-28</text:p>
          </table:table-cell>
          <table:table-cell office:value-type="string">
            <text:p>/participants</text:p>
          </table:table-cell>
          <table:table-cell office:value-type="float" office:value="21073">
            <text:p>21073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283">
            <text:p>283</text:p>
          </table:table-cell>
          <table:table-cell office:value-type="time" office:time-value="PT12H07M10.521S">
            <text:p>12:07:10.52</text:p>
          </table:table-cell>
          <table:table-cell office:value-type="string">
            <text:p>Information Sharing for User Participants 1-16</text:p>
          </table:table-cell>
          <table:table-cell office:value-type="string">
            <text:p>/participants</text:p>
          </table:table-cell>
          <table:table-cell office:value-type="float" office:value="21069">
            <text:p>21069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284">
            <text:p>284</text:p>
          </table:table-cell>
          <table:table-cell office:value-type="time" office:time-value="PT12H07M31.53S">
            <text:p>12:07:31.53</text:p>
          </table:table-cell>
          <table:table-cell office:value-type="string">
            <text:p>Information Sharing for User Participants 1-29</text:p>
          </table:table-cell>
          <table:table-cell office:value-type="string">
            <text:p>/home</text:p>
          </table:table-cell>
          <table:table-cell office:value-type="float" office:value="93">
            <text:p>93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285">
            <text:p>285</text:p>
          </table:table-cell>
          <table:table-cell office:value-type="time" office:time-value="PT12H07M31.626S">
            <text:p>12:07:31.63</text:p>
          </table:table-cell>
          <table:table-cell office:value-type="string">
            <text:p>Information Sharing for User Participants 1-29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6">
            <text:p>286</text:p>
          </table:table-cell>
          <table:table-cell office:value-type="time" office:time-value="PT12H07M31.635S">
            <text:p>12:07:31.64</text:p>
          </table:table-cell>
          <table:table-cell office:value-type="string">
            <text:p>Information Sharing for User Participants 1-29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7">
            <text:p>287</text:p>
          </table:table-cell>
          <table:table-cell office:value-type="time" office:time-value="PT12H07M31.64S">
            <text:p>12:07:31.64</text:p>
          </table:table-cell>
          <table:table-cell office:value-type="string">
            <text:p>Information Sharing for User Participants 1-29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8">
            <text:p>288</text:p>
          </table:table-cell>
          <table:table-cell office:value-type="time" office:time-value="PT12H07M31.531S">
            <text:p>12:07:31.53</text:p>
          </table:table-cell>
          <table:table-cell office:value-type="string">
            <text:p>Information Sharing for User Participants 1-28</text:p>
          </table:table-cell>
          <table:table-cell office:value-type="string">
            <text:p>/home</text:p>
          </table:table-cell>
          <table:table-cell office:value-type="float" office:value="113">
            <text:p>113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289">
            <text:p>289</text:p>
          </table:table-cell>
          <table:table-cell office:value-type="time" office:time-value="PT12H07M31.647S">
            <text:p>12:07:31.65</text:p>
          </table:table-cell>
          <table:table-cell office:value-type="string">
            <text:p>Information Sharing for User Participants 1-28</text:p>
          </table:table-cell>
          <table:table-cell office:value-type="string">
            <text:p>/logout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0">
            <text:p>290</text:p>
          </table:table-cell>
          <table:table-cell office:value-type="time" office:time-value="PT12H07M10.591S">
            <text:p>12:07:10.59</text:p>
          </table:table-cell>
          <table:table-cell office:value-type="string">
            <text:p>Information Sharing for User Participants 1-23</text:p>
          </table:table-cell>
          <table:table-cell office:value-type="string">
            <text:p>/participants</text:p>
          </table:table-cell>
          <table:table-cell office:value-type="float" office:value="21064">
            <text:p>21064</text:p>
          </table:table-cell>
          <table:table-cell office:value-type="string">
            <text:p>Warning</text:p>
          </table:table-cell>
          <table:table-cell office:value-type="float" office:value="8554">
            <text:p>8554</text:p>
          </table:table-cell>
          <table:table-cell table:number-columns-repeated="1017"/>
        </table:table-row>
        <table:table-row table:style-name="ro1">
          <table:table-cell office:value-type="float" office:value="291">
            <text:p>291</text:p>
          </table:table-cell>
          <table:table-cell office:value-type="time" office:time-value="PT12H07M31.653S">
            <text:p>12:07:31.65</text:p>
          </table:table-cell>
          <table:table-cell office:value-type="string">
            <text:p>Information Sharing for User Participants 1-28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2">
            <text:p>292</text:p>
          </table:table-cell>
          <table:table-cell office:value-type="time" office:time-value="PT12H07M31.659S">
            <text:p>12:07:31.66</text:p>
          </table:table-cell>
          <table:table-cell office:value-type="string">
            <text:p>Information Sharing for User Participants 1-2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93">
            <text:p>293</text:p>
          </table:table-cell>
          <table:table-cell office:value-type="time" office:time-value="PT12H07M31.593S">
            <text:p>12:07:31.59</text:p>
          </table:table-cell>
          <table:table-cell office:value-type="string">
            <text:p>Information Sharing for User Participants 1-16</text:p>
          </table:table-cell>
          <table:table-cell office:value-type="string">
            <text:p>/home</text:p>
          </table:table-cell>
          <table:table-cell office:value-type="float" office:value="110">
            <text:p>110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294">
            <text:p>294</text:p>
          </table:table-cell>
          <table:table-cell office:value-type="time" office:time-value="PT12H07M31.704S">
            <text:p>12:07:31.70</text:p>
          </table:table-cell>
          <table:table-cell office:value-type="string">
            <text:p>Information Sharing for User Participants 1-16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5">
            <text:p>295</text:p>
          </table:table-cell>
          <table:table-cell office:value-type="time" office:time-value="PT12H07M31.71S">
            <text:p>12:07:31.71</text:p>
          </table:table-cell>
          <table:table-cell office:value-type="string">
            <text:p>Information Sharing for User Participants 1-16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6">
            <text:p>296</text:p>
          </table:table-cell>
          <table:table-cell office:value-type="time" office:time-value="PT12H07M31.715S">
            <text:p>12:07:31.72</text:p>
          </table:table-cell>
          <table:table-cell office:value-type="string">
            <text:p>Information Sharing for User Participants 1-1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97">
            <text:p>297</text:p>
          </table:table-cell>
          <table:table-cell office:value-type="time" office:time-value="PT12H07M31.658S">
            <text:p>12:07:31.66</text:p>
          </table:table-cell>
          <table:table-cell office:value-type="string">
            <text:p>Information Sharing for User Participants 1-23</text:p>
          </table:table-cell>
          <table:table-cell office:value-type="string">
            <text:p>/home</text:p>
          </table:table-cell>
          <table:table-cell office:value-type="float" office:value="71">
            <text:p>71</text:p>
          </table:table-cell>
          <table:table-cell office:value-type="string">
            <text:p>Success</text:p>
          </table:table-cell>
          <table:table-cell office:value-type="float" office:value="26013">
            <text:p>26013</text:p>
          </table:table-cell>
          <table:table-cell table:number-columns-repeated="1017"/>
        </table:table-row>
        <table:table-row table:style-name="ro1">
          <table:table-cell office:value-type="float" office:value="298">
            <text:p>298</text:p>
          </table:table-cell>
          <table:table-cell office:value-type="time" office:time-value="PT12H07M31.73S">
            <text:p>12:07:31.73</text:p>
          </table:table-cell>
          <table:table-cell office:value-type="string">
            <text:p>Information Sharing for User Participants 1-23</text:p>
          </table:table-cell>
          <table:table-cell office:value-type="string">
            <text:p>/logout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9">
            <text:p>299</text:p>
          </table:table-cell>
          <table:table-cell office:value-type="time" office:time-value="PT12H07M31.736S">
            <text:p>12:07:31.74</text:p>
          </table:table-cell>
          <table:table-cell office:value-type="string">
            <text:p>Information Sharing for User Participants 1-23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300">
            <text:p>300</text:p>
          </table:table-cell>
          <table:table-cell office:value-type="time" office:time-value="PT12H07M31.741S">
            <text:p>12:07:31.74</text:p>
          </table:table-cell>
          <table:table-cell office:value-type="string">
            <text:p>Information Sharing for User Participants 1-2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1">10/21/2011</text:date>, <text:time>12:49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0-21T12:49:34.44</dc:date>
    <meta:document-statistic meta:table-count="1" meta:cell-count="2107" meta:object-count="0"/>
    <meta:generator>OpenOffice.org/3.2$Win32 OpenOffice.org_project/320m12$Build-9483</meta:generator>
  </office:meta>
</office:document-meta>
</file>